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IDFont+F2" svg:font-family="CIDFont+F2" style:font-family-generic="roman" style:font-pitch="variable"/>
    <style:font-face style:name="CIDFont+F3" svg:font-family="CIDFont+F3"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master-page-name="Standard">
      <style:paragraph-properties fo:margin-left="0.012cm" fo:margin-top="0.005cm" fo:margin-bottom="0cm" style:contextual-spacing="false" fo:text-align="justify" style:justify-single-word="false" fo:text-indent="0cm" style:auto-text-indent="false" style:page-number="auto"/>
    </style:style>
    <style:style style:name="P2" style:family="paragraph" style:parent-style-name="Standard">
      <style:paragraph-properties fo:text-align="start" style:justify-single-word="false"/>
      <style:text-properties fo:color="#b12200" loext:opacity="100%" style:font-name="CIDFont+F3" fo:font-size="13pt" style:font-size-asian="13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81" loext:opacity="100%" style:font-name="CIDFont+F2" fo:font-size="10pt" style:font-size-asian="10pt"/>
    </style:style>
    <style:style style:name="P5" style:family="paragraph" style:parent-style-name="Pa36">
      <style:paragraph-properties fo:margin-left="0.282cm" fo:margin-top="0cm" fo:margin-bottom="0.176cm" style:contextual-spacing="false" style:line-height-at-least="0.319cm" fo:text-align="justify" style:justify-single-word="false" fo:text-indent="-0.282cm" style:auto-text-indent="false"/>
    </style:style>
    <style:style style:name="P6" style:family="paragraph" style:parent-style-name="Pa36">
      <style:paragraph-properties fo:text-align="start" style:justify-single-word="false"/>
      <style:text-properties fo:color="#000081" loext:opacity="100%" style:font-name="CIDFont+F2" fo:font-size="10pt" style:font-size-asian="10pt"/>
    </style:style>
    <style:style style:name="P7" style:family="paragraph" style:parent-style-name="Default">
      <style:paragraph-properties fo:text-align="start" style:justify-single-word="false"/>
      <style:text-properties fo:color="#000000" loext:opacity="100%" style:text-line-through-style="none" style:text-line-through-type="none" style:font-name="Arial" fo:font-size="9pt" style:text-underline-style="none" fo:font-weight="normal" style:font-size-asian="9pt" style:font-weight-asian="normal"/>
    </style:style>
    <style:style style:name="P8" style:family="paragraph" style:parent-style-name="Default">
      <style:paragraph-properties fo:margin-left="0.012cm" fo:margin-top="0.005cm" fo:margin-bottom="0cm" style:contextual-spacing="false" fo:text-align="justify" style:justify-single-word="false" fo:text-indent="0cm" style:auto-text-indent="false"/>
    </style:style>
    <style:style style:name="P9" style:family="paragraph" style:parent-style-name="Default">
      <style:paragraph-properties style:line-height-at-least="0.355cm" fo:text-align="center" style:justify-single-word="false"/>
    </style:style>
    <style:style style:name="P10" style:family="paragraph" style:parent-style-name="Pa10">
      <style:paragraph-properties style:line-height-at-least="0.319cm" fo:text-align="end" style:justify-single-word="false"/>
    </style:style>
    <style:style style:name="P11" style:family="paragraph" style:parent-style-name="Pa22">
      <style:paragraph-properties style:line-height-at-least="0.319cm" fo:text-align="center" style:justify-single-word="false"/>
    </style:style>
    <style:style style:name="P12" style:family="paragraph" style:parent-style-name="Pa24">
      <style:paragraph-properties fo:margin-top="0cm" fo:margin-bottom="0.494cm" style:contextual-spacing="false" style:line-height-at-least="0.425cm" fo:text-align="justify" style:justify-single-word="false"/>
    </style:style>
    <style:style style:name="P13" style:family="paragraph" style:parent-style-name="Pa20">
      <style:paragraph-properties fo:margin-left="1.482cm" style:line-height-at-least="0.319cm" fo:text-indent="0cm" style:auto-text-indent="false"/>
    </style:style>
    <style:style style:name="P14" style:family="paragraph" style:parent-style-name="Pa21">
      <style:paragraph-properties fo:margin-left="1.482cm" style:line-height-at-least="0.284cm" fo:text-indent="0cm" style:auto-text-indent="false"/>
    </style:style>
    <style:style style:name="P15" style:family="paragraph" style:parent-style-name="Pa16">
      <style:paragraph-properties style:line-height-at-least="0.425cm"/>
    </style:style>
    <style:style style:name="P16" style:family="paragraph" style:parent-style-name="Default">
      <style:paragraph-properties fo:text-align="start" style:justify-single-word="false"/>
    </style:style>
    <style:style style:name="P17" style:family="paragraph" style:parent-style-name="Default">
      <style:paragraph-properties fo:margin-left="1.482cm" style:line-height-at-least="0.319cm" fo:text-align="start" style:justify-single-word="false" fo:text-indent="0cm" style:auto-text-indent="false" fo:break-before="page"/>
    </style:style>
    <style:style style:name="P18" style:family="paragraph" style:parent-style-name="Default">
      <style:paragraph-properties fo:margin-left="1.482cm" style:line-height-at-least="0.319cm" fo:text-align="start" style:justify-single-word="false" fo:text-indent="0cm" style:auto-text-indent="false"/>
    </style:style>
    <style:style style:name="P19" style:family="paragraph" style:parent-style-name="Pa23">
      <style:paragraph-properties fo:margin-top="0.035cm" fo:margin-bottom="0cm" style:contextual-spacing="false" style:line-height-at-least="0.319cm"/>
    </style:style>
    <style:style style:name="P20" style:family="paragraph" style:parent-style-name="Pa1">
      <style:paragraph-properties fo:margin-top="0cm" fo:margin-bottom="0.176cm" style:contextual-spacing="false" style:line-height-at-least="0.319cm" fo:text-align="justify" style:justify-single-word="false"/>
    </style:style>
    <style:style style:name="P21" style:family="paragraph" style:parent-style-name="Pa35">
      <style:paragraph-properties fo:margin-top="0.035cm" fo:margin-bottom="0.176cm" style:contextual-spacing="false" style:line-height-at-least="0.319cm"/>
    </style:style>
    <style:style style:name="P22" style:family="paragraph" style:parent-style-name="Pa25">
      <style:paragraph-properties fo:margin-top="0cm" fo:margin-bottom="0.494cm" style:contextual-spacing="false" style:line-height-at-least="0.425cm" fo:text-align="justify" style:justify-single-word="false"/>
    </style:style>
    <style:style style:name="P23" style:family="paragraph" style:parent-style-name="Pa26">
      <style:paragraph-properties fo:margin-left="1.482cm" fo:margin-top="0cm" fo:margin-bottom="0.176cm" style:contextual-spacing="false" style:line-height-at-least="0.319cm" fo:text-indent="0cm" style:auto-text-indent="false"/>
    </style:style>
    <style:style style:name="P24" style:family="paragraph" style:parent-style-name="Pa27">
      <style:paragraph-properties fo:margin-left="1.482cm" fo:margin-top="0cm" fo:margin-bottom="0.176cm" style:contextual-spacing="false" style:line-height-at-least="0.284cm" fo:text-indent="0cm" style:auto-text-indent="false"/>
    </style:style>
    <style:style style:name="P25" style:family="paragraph" style:parent-style-name="Pa28">
      <style:paragraph-properties fo:margin-left="1.482cm" style:line-height-at-least="0.284cm" fo:text-align="justify" style:justify-single-word="false" fo:text-indent="0cm" style:auto-text-indent="false"/>
    </style:style>
    <style:style style:name="P26" style:family="paragraph" style:parent-style-name="Pa30">
      <style:paragraph-properties fo:margin-left="1.482cm" style:line-height-at-least="0.284cm" fo:text-indent="0cm" style:auto-text-indent="false"/>
    </style:style>
    <style:style style:name="P27" style:family="paragraph" style:parent-style-name="Pa29">
      <style:paragraph-properties fo:margin-left="1.693cm" style:line-height-at-least="0.284cm" fo:text-indent="0cm" style:auto-text-indent="false"/>
    </style:style>
    <style:style style:name="P28" style:family="paragraph" style:parent-style-name="Pa31">
      <style:paragraph-properties fo:margin-left="1.482cm" fo:margin-top="0cm" fo:margin-bottom="0.141cm" style:contextual-spacing="false" style:line-height-at-least="0.284cm" fo:text-indent="0cm" style:auto-text-indent="false"/>
    </style:style>
    <style:style style:name="P29" style:family="paragraph" style:parent-style-name="Pa33">
      <style:paragraph-properties fo:margin-left="1.482cm" fo:margin-top="0cm" fo:margin-bottom="0.035cm" style:contextual-spacing="false" style:line-height-at-least="0.284cm" fo:text-indent="0cm" style:auto-text-indent="false"/>
    </style:style>
    <style:style style:name="P30" style:family="paragraph" style:parent-style-name="Default">
      <style:paragraph-properties fo:margin-left="1.693cm" fo:margin-top="0cm" fo:margin-bottom="0.035cm" style:contextual-spacing="false" style:line-height-at-least="0.284cm" fo:text-align="start" style:justify-single-word="false" fo:text-indent="0cm" style:auto-text-indent="false"/>
    </style:style>
    <style:style style:name="P31" style:family="paragraph" style:parent-style-name="Default">
      <style:paragraph-properties fo:margin-left="1.482cm" fo:margin-top="0cm" fo:margin-bottom="0.035cm" style:contextual-spacing="false" style:line-height-at-least="0.284cm" fo:text-align="justify" style:justify-single-word="false" fo:text-indent="0cm" style:auto-text-indent="false"/>
    </style:style>
    <style:style style:name="P32" style:family="paragraph" style:parent-style-name="Default">
      <style:paragraph-properties fo:margin-left="0.012cm" fo:margin-top="0.005cm" fo:margin-bottom="0cm" style:contextual-spacing="false" fo:text-align="justify" style:justify-single-word="false" fo:text-indent="0cm" style:auto-text-indent="false"/>
      <style:text-properties style:text-line-through-style="none" style:text-line-through-type="none" fo:font-size="11.5pt" style:text-underline-style="none" style:font-size-asian="11.5pt"/>
    </style:style>
    <style:style style:name="P33" style:family="paragraph" style:parent-style-name="Default">
      <style:paragraph-properties fo:margin-left="0.012cm" fo:margin-top="0.005cm" fo:margin-bottom="0cm" style:contextual-spacing="false" fo:text-align="justify" style:justify-single-word="false" fo:text-indent="0cm" style:auto-text-indent="false"/>
      <style:text-properties officeooo:paragraph-rsid="000aa0f4"/>
    </style:style>
    <style:style style:name="P34" style:family="paragraph" style:parent-style-name="Default">
      <style:paragraph-properties fo:margin-top="0cm" fo:margin-bottom="0.494cm" style:contextual-spacing="false" style:line-height-at-least="0.425cm" fo:text-align="justify" style:justify-single-word="false"/>
    </style:style>
    <style:style style:name="P35" style:family="paragraph" style:parent-style-name="Pa69">
      <style:paragraph-properties fo:margin-top="0cm" fo:margin-bottom="0.071cm" style:contextual-spacing="false" style:line-height-at-least="0.319cm"/>
    </style:style>
    <style:style style:name="P36" style:family="paragraph" style:parent-style-name="Default">
      <style:paragraph-properties fo:margin-top="0cm" fo:margin-bottom="0.071cm" style:contextual-spacing="false" style:line-height-at-least="0.319cm" fo:text-align="start" style:justify-single-word="false" fo:break-before="page"/>
    </style:style>
    <style:style style:name="T1" style:family="text">
      <style:text-properties style:text-line-through-style="none" style:text-line-through-type="none" fo:font-size="11.5pt" style:text-underline-style="none" style:font-size-asian="11.5pt"/>
    </style:style>
    <style:style style:name="T2" style:family="text">
      <style:text-properties fo:font-size="11.5pt" officeooo:rsid="00061f23" style:font-size-asian="11.5pt"/>
    </style:style>
    <style:style style:name="T3" style:family="text">
      <style:text-properties fo:font-size="11.5pt" style:font-size-asian="11.5pt"/>
    </style:style>
    <style:style style:name="T4" style:family="text">
      <style:text-properties fo:color="#000000" loext:opacity="100%" style:font-name="CIDFont+F3" fo:font-size="10pt" style:font-size-asian="10pt"/>
    </style:style>
    <style:style style:name="T5" style:family="text">
      <style:text-properties fo:color="#000081" loext:opacity="100%" style:font-name="CIDFont+F2" fo:font-size="10pt" style:font-size-asian="10pt"/>
    </style:style>
    <style:style style:name="T6" style:family="text">
      <style:text-properties fo:color="#000000" loext:opacity="100%" style:text-line-through-style="none" style:text-line-through-type="none" style:font-name="Arial" fo:font-size="9pt" style:text-underline-style="none" style:font-size-asian="9pt"/>
    </style:style>
    <style:style style:name="T7" style:family="text">
      <style:text-properties fo:color="#000000" loext:opacity="100%" style:font-name="Arial" fo:font-size="9pt" style:font-size-asian="9pt"/>
    </style:style>
    <style:style style:name="T8" style:family="text">
      <style:text-properties fo:color="#000000" loext:opacity="100%" style:text-line-through-style="none" style:text-line-through-type="none" style:font-name="Arial" fo:font-size="9pt" style:text-underline-style="none" fo:font-weight="normal" style:font-size-asian="9pt" style:font-weight-asian="normal"/>
    </style:style>
    <style:style style:name="T9" style:family="text">
      <style:text-properties fo:color="#009bc1" loext:opacity="100%" style:text-line-through-style="none" style:text-line-through-type="none" style:font-name="Arial" fo:font-size="9pt" style:text-underline-style="none" fo:font-weight="bold" style:font-size-asian="9pt" style:font-weight-asian="bold"/>
    </style:style>
    <style:style style:name="T10" style:family="text">
      <style:text-properties fo:color="#000000" loext:opacity="100%" style:text-line-through-style="none" style:text-line-through-type="none" style:font-name="Arial" fo:font-size="9pt" style:text-underline-style="none" fo:font-weight="bold" style:font-size-asian="9pt" style:font-weight-asian="bold"/>
    </style:style>
    <style:style style:name="T11" style:family="text">
      <style:text-properties fo:color="#ffffff" loext:opacity="100%" style:text-line-through-style="none" style:text-line-through-type="none" fo:font-size="10pt" style:text-underline-style="none" fo:font-weight="normal" style:font-size-asian="10pt" style:font-weight-asian="normal"/>
    </style:style>
    <style:style style:name="T12" style:family="text">
      <style:text-properties fo:color="#000000" loext:opacity="100%" style:text-line-through-style="none" style:text-line-through-type="none" style:font-name="Arial" fo:font-size="1.5pt" style:text-underline-style="none" fo:font-weight="normal" style:font-size-asian="1.5pt" style:font-weight-asian="normal"/>
    </style:style>
    <style:style style:name="T13" style:family="text">
      <style:text-properties fo:color="#363431" loext:opacity="100%" style:text-line-through-style="none" style:text-line-through-type="none" fo:font-family="'IBHLP M+ Helvetica'" style:font-family-generic="roman" style:font-pitch="variable" fo:font-size="1.5pt" style:text-underline-style="none" fo:font-weight="normal" style:font-size-asian="1.5pt" style:font-weight-asian="normal"/>
    </style:style>
    <style:style style:name="T14" style:family="text">
      <style:text-properties fo:color="#006078" loext:opacity="100%" style:text-line-through-style="none" style:text-line-through-type="none" style:font-name="Arial" fo:font-size="11.5pt" style:text-underline-style="none" fo:font-weight="normal" style:font-size-asian="11.5pt" style:font-weight-asian="normal"/>
    </style:style>
    <style:style style:name="T15" style:family="text">
      <style:text-properties fo:color="#006078" loext:opacity="100%" style:text-line-through-style="none" style:text-line-through-type="none" style:font-name="Arial" fo:font-size="11.5pt" style:text-underline-style="none" fo:font-weight="bold" style:font-size-asian="11.5pt" style:font-weight-asian="bold"/>
    </style:style>
    <style:style style:name="T16" style:family="text">
      <style:text-properties fo:color="#006078" loext:opacity="100%" style:text-line-through-style="none" style:text-line-through-type="none" style:font-name="Arial" fo:font-size="8pt" style:text-underline-style="none" fo:font-weight="normal" style:font-size-asian="8pt" style:font-weight-asian="normal"/>
    </style:style>
    <style:style style:name="T17" style:family="text">
      <style:text-properties fo:color="#000000" loext:opacity="100%" style:text-line-through-style="none" style:text-line-through-type="none" style:font-name="Arial" fo:font-size="8pt" fo:font-style="normal" style:text-underline-style="none" fo:font-weight="normal" style:font-size-asian="8pt" style:font-style-asian="normal" style:font-weight-asian="normal"/>
    </style:style>
    <style:style style:name="T18" style:family="text">
      <style:text-properties fo:color="#000000" loext:opacity="100%" style:text-line-through-style="none" style:text-line-through-type="none" style:font-name="Arial" fo:font-size="8pt" fo:font-style="italic" style:text-underline-style="none" fo:font-weight="normal" style:font-size-asian="8pt" style:font-style-asian="italic" style:font-weight-asian="normal"/>
    </style:style>
    <style:style style:name="T19" style:family="text">
      <style:text-properties fo:color="#000000" loext:opacity="100%" style:text-line-through-style="none" style:text-line-through-type="none" style:font-name="Arial" fo:font-size="9pt" fo:font-style="normal" style:text-underline-style="none" fo:font-weight="normal" style:font-size-asian="9pt" style:font-style-asian="normal" style:font-weight-asian="normal"/>
    </style:style>
    <style:style style:name="T20" style:family="text">
      <style:text-properties fo:color="#000000" loext:opacity="100%" style:text-line-through-style="none" style:text-line-through-type="none" style:font-name="Arial" fo:font-size="9pt" fo:font-style="normal" style:text-underline-style="none" fo:font-weight="bold" style:font-size-asian="9pt" style:font-style-asian="normal" style:font-weight-asian="bold"/>
    </style:style>
    <style:style style:name="T21" style:family="text">
      <style:text-properties fo:color="#006078" loext:opacity="100%" style:text-line-through-style="none" style:text-line-through-type="none" style:font-name="Arial" fo:font-size="8pt" fo:font-style="normal" style:text-underline-style="none" fo:font-weight="normal" style:font-size-asian="8pt" style:font-style-asian="normal" style:font-weight-asian="normal"/>
    </style:style>
    <style:style style:name="T22" style:family="text">
      <style:text-properties fo:color="#006078" loext:opacity="100%" style:text-line-through-style="none" style:text-line-through-type="none" style:font-name="Arial" fo:font-size="11.5pt" fo:font-style="normal" style:text-underline-style="none" fo:font-weight="normal" style:font-size-asian="11.5pt" style:font-style-asian="normal" style:font-weight-asian="normal"/>
    </style:style>
    <style:style style:name="T23" style:family="text">
      <style:text-properties fo:color="#006078" loext:opacity="100%" style:text-line-through-style="none" style:text-line-through-type="none" style:font-name="Arial" fo:font-size="11.5pt" fo:font-style="normal" style:text-underline-style="none" fo:font-weight="bold" style:font-size-asian="11.5pt" style:font-style-asian="normal" style:font-weight-asian="bold"/>
    </style:style>
    <style:style style:name="T24" style:family="text">
      <style:text-properties style:text-line-through-style="none" style:text-line-through-type="none" fo:font-style="normal" style:text-underline-style="none" fo:font-weight="normal" style:font-style-asian="normal" style:font-weight-asian="normal"/>
    </style:style>
    <style:style style:name="T25" style:family="text">
      <style:text-properties fo:color="#ffffff" loext:opacity="100%" fo:font-size="10pt" fo:font-weight="normal" style:font-size-asian="10pt" style:font-weight-asian="normal"/>
    </style:style>
    <style:style style:name="T26" style:family="text">
      <style:text-properties fo:color="#ffffff" loext:opacity="100%" fo:font-size="10pt" fo:font-weight="bold" style:font-size-asian="10pt" style:font-weight-asian="bold"/>
    </style:style>
    <style:style style:name="T27" style:family="text">
      <style:text-properties style:text-line-through-style="none" style:text-line-through-type="none" fo:font-size="9pt" style:text-underline-style="none" fo:font-weight="normal" style:font-size-asian="9pt" style:font-weight-asian="normal"/>
    </style:style>
    <style:style style:name="T28" style:family="text">
      <style:text-properties fo:font-size="9pt" fo:font-weight="bold" style:font-size-asian="9pt" style:font-weight-asian="bold"/>
    </style:style>
    <style:style style:name="T29" style:family="text">
      <style:text-properties fo:color="#000000" loext:opacity="100%" fo:font-size="9pt" fo:font-weight="bold" style:font-size-asian="9pt" style:font-weight-asian="bold"/>
    </style:style>
    <style:style style:name="T30" style:family="text">
      <style:text-properties fo:color="#000000" loext:opacity="100%" style:text-line-through-style="none" style:text-line-through-type="none" fo:font-size="9pt" style:text-underline-style="none" fo:font-weight="normal" style:font-size-asian="9pt" style:font-weight-asian="normal"/>
    </style:style>
    <style:style style:name="T31" style:family="text">
      <style:text-properties fo:color="#000000" loext:opacity="100%" fo:font-size="9pt" style:font-size-asian="9pt"/>
    </style:style>
    <style:style style:name="T32" style:family="text">
      <style:text-properties style:text-line-through-style="none" style:text-line-through-type="none" fo:font-style="normal" style:text-underline-style="none" fo:font-weight="bold" style:font-style-asian="normal" style:font-weight-asian="bold"/>
    </style:style>
    <style:style style:name="T33" style:family="text">
      <style:text-properties style:text-line-through-style="none" style:text-line-through-type="none" fo:font-size="11.5pt" fo:font-style="normal" style:text-underline-style="none" style:font-size-asian="11.5pt" style:font-style-asian="normal"/>
    </style:style>
    <style:style style:name="T34" style:family="text">
      <style:text-properties fo:color="#000000" loext:opacity="100%" style:text-line-through-style="none" style:text-line-through-type="none" fo:font-style="normal" style:text-underline-style="none" fo:font-weight="bold" style:font-style-asian="normal" style:font-weight-asian="bold"/>
    </style:style>
    <style:style style:name="T35" style:family="text">
      <style:text-properties fo:color="#000000" loext:opacity="100%" style:text-line-through-style="none" style:text-line-through-type="none" fo:font-style="normal" style:text-underline-style="none" fo:font-weight="normal" style:font-style-asian="normal" style:font-weight-asian="normal"/>
    </style:style>
    <style:style style:name="T36" style:family="text">
      <style:text-properties style:text-line-through-style="none" style:text-line-through-type="none" fo:font-size="8pt" fo:font-style="normal" style:text-underline-style="none" fo:font-weight="normal" style:font-size-asian="8pt" style:font-style-asian="normal" style:font-weight-asian="normal"/>
    </style:style>
    <style:style style:name="T37" style:family="text">
      <style:text-properties fo:color="#000000" loext:opacity="100%" style:text-line-through-style="none" style:text-line-through-type="none" fo:font-size="8pt" fo:font-style="normal" style:text-underline-style="none" fo:font-weight="normal" style:font-size-asian="8pt" style:font-style-asian="normal" style:font-weight-asian="normal"/>
    </style:style>
    <style:style style:name="T38" style:family="text">
      <style:text-properties fo:color="#006078" loext:opacity="100%" style:text-line-through-style="none" style:text-line-through-type="none" fo:font-size="11.5pt" style:text-underline-style="none" fo:font-weight="normal" style:font-size-asian="11.5pt" style:font-weight-asian="normal"/>
    </style:style>
    <style:style style:name="T39" style:family="text">
      <style:text-properties fo:color="#006078" loext:opacity="100%" fo:font-size="11.5pt" fo:font-weight="bold" style:font-size-asian="11.5pt" style:font-weight-asian="bold"/>
    </style:style>
    <style:style style:name="T40" style:family="text">
      <style:text-properties style:text-line-through-style="none" style:text-line-through-type="none" fo:font-size="9pt" style:text-underline-style="none" style:font-size-asian="9pt"/>
    </style:style>
    <style:style style:name="T41" style:family="text">
      <style:text-properties fo:font-size="9pt" style:font-size-asian="9pt"/>
    </style:style>
    <style:style style:name="Sect1" style:family="section">
      <style:section-properties style:editable="false">
        <style:columns fo:column-count="4">
          <style:column style:rel-width="2956*" fo:start-indent="0cm" fo:end-indent="0.293cm"/>
          <style:column style:rel-width="31393*" fo:start-indent="0.293cm" fo:end-indent="0.293cm"/>
          <style:column style:rel-width="19868*" fo:start-indent="0.293cm" fo:end-indent="0.293cm"/>
          <style:column style:rel-width="11318*" fo:start-indent="0.293cm" fo:end-indent="0cm"/>
        </style:columns>
      </style:section-properties>
    </style:style>
    <style:style style:name="Sect2" style:family="section">
      <style:section-properties style:editable="false">
        <style:columns fo:column-count="3">
          <style:column style:rel-width="26060*" fo:start-indent="0cm" fo:end-indent="0.293cm"/>
          <style:column style:rel-width="20185*" fo:start-indent="0.293cm" fo:end-indent="0.293cm"/>
          <style:column style:rel-width="19290*" fo:start-indent="0.29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1.</text:span><text:span text:style-name="T3">Des pages de présentation de la M2L et du CROSL</text:span></text:p>
      <text:p text:style-name="P2" loext:marker-style-name="T4">Présentation de la Maison des Ligues de Lorraine</text:p>
      <text:p text:style-name="P3" loext:marker-style-name="T5"><text:span text:style-name="T5">La Maison des Ligues de Lorraine (M2L) a pour mission de fournir des espaces et des services aux différentes</text:span></text:p>
      <text:p text:style-name="P3" loext:marker-style-name="T5"><text:span text:style-name="T5">ligues sportives régionales et à d’autres structures hébergées. La M2L est une structure financée par le Conseil</text:span><text:span text:style-name="T5"/></text:p>
      <text:p text:style-name="P3" loext:marker-style-name="T5"><text:span text:style-name="T5">Régional de Lorraine dont l'administration est déléguée au Comité Régional Olympique et Sportif de Lorraine</text:span><text:span text:style-name="T5"/></text:p>
      <text:p text:style-name="P4" loext:marker-style-name="T4">(CROSL).</text:p>
      <text:p text:style-name="P5" loext:marker-style-name="T6"><text:span text:style-name="T7">Le CROSL est délégataire du CNOSF en Lorraine pour sauvegarder et développer l’esprit et les valeurs olympiques, pour décliner les politiques et les activités ini­tiées par le CNOSF.</text:span></text:p>
      <text:p text:style-name="P5" loext:marker-style-name="T8"><text:span text:style-name="T9">&gt; </text:span><text:span text:style-name="T8">Le CROSL contribue à la définition d’une politique unitaire régionale, en collabo­ration avec les CDOS, notamment en matière de </text:span><text:span text:style-name="T10">formation, de promotion et de valorisation du mouvement sportif lorrain.</text:span></text:p>
      <text:p text:style-name="P5" loext:marker-style-name="T8"><text:span text:style-name="T9">&gt; </text:span><text:span text:style-name="T8">Le CROSL a pour mission de promouvoir les principes fondamentaux de l’Olym­pisme définis par Pierre de Coubertin et énoncés dans la Charte Olympique, plus particulièrement en ce qui concerne la pratique du sport pour la santé et la prévention du dopage, la lutte contre toute discrimination et la violence dans le sport, les questions d’environnement et de développement durable.</text:span></text:p>
      <text:p text:style-name="P6" loext:marker-style-name="T4"><text:span text:style-name="T9">&gt; </text:span><text:span text:style-name="T8">Le CROSL représente et défend les inté­rêts du sport régional auprès des pou­voirs publics (Région Lorraine - Direction Régionale de la Jeunesse, des Sports et de la Cohésion Sociale) et du CESEL.</text:span></text:p>
      <text:p text:style-name="P7" loext:marker-style-name="T4"/>
      <text:p text:style-name="P8" loext:marker-style-name="T1"><text:span text:style-name="T2">2.</text:span><text:span text:style-name="T3">Des pages d’informations pratiques sur la M2L</text:span></text:p>
      <text:p text:style-name="Default"/>
      <text:p text:style-name="P8" loext:marker-style-name="T1"><text:span text:style-name="T2">3.</text:span><text:span text:style-name="T3">L’annuaire des ligues</text:span></text:p>
      <text:p text:style-name="P9" loext:marker-style-name="T11"><text:span text:style-name="A7">Lorraine </text:span></text:p>
      <text:p text:style-name="P10" loext:marker-style-name="T8"><text:span text:style-name="T8">6 </text:span><text:span text:style-name="T8"/></text:p>
      <text:p text:style-name="P11" loext:marker-style-name="T8"><text:span text:style-name="T10">Comité Régional Olympique et Sportif de Lorraine </text:span><text:span text:style-name="T8"/></text:p>
      <text:p text:style-name="P11" loext:marker-style-name="T8"><text:span text:style-name="T8">Maison Régionale des Sports de Lorraine </text:span><text:span text:style-name="T8"/></text:p>
      <text:p text:style-name="P11" loext:marker-style-name="T8"><text:span text:style-name="T8">13, rue Jean Moulin – BP 70001 – 54510 TOMBLAINE </text:span><text:span text:style-name="T8"/></text:p>
      <text:p text:style-name="P11" loext:marker-style-name="T8"><text:span text:style-name="T8">Tél. : 03 83 18 87 02 </text:span><text:span text:style-name="T8"/></text:p>
      <text:p text:style-name="P11" loext:marker-style-name="T8"><text:span text:style-name="T10">Ouverture au public : </text:span><text:span text:style-name="T8"/></text:p>
      <text:p text:style-name="P11" loext:marker-style-name="T8"><text:span text:style-name="T8">du lundi au vendredi de 8h30 à 12h00 et de 13h30 à 18h00 </text:span><text:span text:style-name="T8"/></text:p>
      <text:p text:style-name="P11" loext:marker-style-name="T12"><text:span text:style-name="T8">et le samedi de 8h30 à 12h00 </text:span><text:span text:style-name="T13">Find us on Facebook Badge CMYK / .eps </text:span></text:p>
      <text:p text:style-name="P12" loext:marker-style-name="T14"><text:span text:style-name="T15">Les membres honoraires </text:span><text:span text:style-name="T14"/></text:p>
      <text:p text:style-name="P13" loext:marker-style-name="T8"><text:span text:style-name="T10">DELLO Lucien </text:span><text:span text:style-name="T8"/></text:p>
      <text:p text:style-name="P14" loext:marker-style-name="T16"><text:span text:style-name="T16">Président </text:span><text:span text:style-name="T16"/></text:p>
      <text:p text:style-name="P14" loext:marker-style-name="T16"><text:span text:style-name="T16">Personne Qualifiée </text:span><text:span text:style-name="T16"/></text:p>
      <text:p text:style-name="P14" loext:marker-style-name="T17"><text:span text:style-name="T18">lucien.gastaldello@lorraine-sport.com </text:span><text:span text:style-name="T17"/></text:p>
      <text:p text:style-name="P14" loext:marker-style-name="T17"><text:span text:style-name="T17">10 b, avenue R. Poincaré </text:span><text:span text:style-name="T17"/></text:p>
      <text:p text:style-name="P14" loext:marker-style-name="T17"><text:span text:style-name="T17">54400 LONGWY </text:span><text:span text:style-name="T17"/></text:p>
      <text:p text:style-name="P14" loext:marker-style-name="T17"><text:span text:style-name="T17">Tél. : 06 82 55 91 43 </text:span><text:span text:style-name="T17"/></text:p>
      <text:p text:style-name="P13" loext:marker-style-name="T19"><text:span text:style-name="T20">MILLIERE Jacques </text:span><text:span text:style-name="T19"/></text:p>
      <text:p text:style-name="P14" loext:marker-style-name="T21"><text:span text:style-name="T21">Vice-Président </text:span><text:span text:style-name="T21"/></text:p>
      <text:p text:style-name="P14" loext:marker-style-name="T21"><text:span text:style-name="T21">Discipline : UNSS Lorraine </text:span><text:span text:style-name="T21"/></text:p>
      <text:p text:style-name="P14" loext:marker-style-name="T17"><text:span text:style-name="T18">jacquesmilliere@gmail.com </text:span><text:span text:style-name="T17"/></text:p>
      <text:p text:style-name="P14" loext:marker-style-name="T17"><text:span text:style-name="T17">391, rue Hector Berlioz 54710 LUDRES </text:span><text:span text:style-name="T17"/></text:p>
      <text:p text:style-name="P14" loext:marker-style-name="T17"><text:span text:style-name="T17">Tél. : 03 55 20 55 80 Port. : 06 88 93 46 28 </text:span><text:span text:style-name="T17"/></text:p>
      <text:p text:style-name="P13" loext:marker-style-name="T19"><text:span text:style-name="T20">MARSON Pierre </text:span><text:span text:style-name="T19"/></text:p>
      <text:p text:style-name="P14" loext:marker-style-name="T21"><text:span text:style-name="T21">Vice-Président </text:span><text:span text:style-name="T21"/></text:p>
      <text:p text:style-name="P14" loext:marker-style-name="T21"><text:span text:style-name="T21">Discipline : Aviron </text:span><text:span text:style-name="T21"/></text:p>
      <text:p text:style-name="P14" loext:marker-style-name="T17"><text:span text:style-name="T17">11, rue Jeanne d’Arc 57140 PLESNOIS </text:span><text:span text:style-name="T17"/></text:p>
      <text:p text:style-name="P14" loext:marker-style-name="T17"><text:span text:style-name="T17">Tél. : 03 87 51 32 77 </text:span><text:span text:style-name="T17"/></text:p>
      <text:p text:style-name="P14" loext:marker-style-name="T17"><text:span text:style-name="T17">Fax : 03 87 88 53 25 </text:span><text:span text:style-name="T17"/></text:p>
      <text:p text:style-name="P13" loext:marker-style-name="T19"><text:span text:style-name="T20">BOVI Célestin </text:span><text:span text:style-name="T19"/></text:p>
      <text:p text:style-name="P14" loext:marker-style-name="T21"><text:span text:style-name="T21">Trésorier </text:span><text:span text:style-name="T21"/></text:p>
      <text:p text:style-name="P14" loext:marker-style-name="T21"><text:span text:style-name="T21">Discipline : Haltérophilie </text:span><text:span text:style-name="T21"/></text:p>
      <text:p text:style-name="P14" loext:marker-style-name="T17"><text:span text:style-name="T18">celestin.bovi@wanadoo.fr </text:span><text:span text:style-name="T17"/></text:p>
      <text:p text:style-name="P14" loext:marker-style-name="T17"><text:span text:style-name="T17">5, impasse Maconnet 54580 AUBOUE </text:span><text:span text:style-name="T17"/></text:p>
      <text:p text:style-name="P14" loext:marker-style-name="T17"><text:span text:style-name="T17">Tél. : 03 82 22 27 24 </text:span><text:span text:style-name="T17"/></text:p>
      <text:p text:style-name="P14" loext:marker-style-name="T17"><text:span text:style-name="T17">Port. : 06 07 02 14 50 </text:span><text:span text:style-name="T17"/></text:p>
      <text:p text:style-name="P13" loext:marker-style-name="T19"><text:span text:style-name="T20">SCHERER Robert </text:span><text:span text:style-name="T19"/></text:p>
      <text:p text:style-name="P14" loext:marker-style-name="T21"><text:span text:style-name="T21">Secrétaire Général </text:span><text:span text:style-name="T21"/></text:p>
      <text:p text:style-name="P14" loext:marker-style-name="T21"><text:span text:style-name="T21">Personne Qualifiée </text:span><text:span text:style-name="T21"/></text:p>
      <text:p text:style-name="P14" loext:marker-style-name="T17"><text:span text:style-name="T17">13, rue Thiers 88000 ÉPINAL </text:span><text:span text:style-name="T17"/></text:p>
      <text:p text:style-name="P14" loext:marker-style-name="T17"><text:span text:style-name="T17">Tél. : 03 29 82 30 98 </text:span><text:span text:style-name="T17"/></text:p>
      <text:p text:style-name="P13" loext:marker-style-name="T19"><text:span text:style-name="T20">VAXELAIRE Pierre </text:span><text:span text:style-name="T19"/></text:p>
      <text:p text:style-name="P14" loext:marker-style-name="T21"><text:span text:style-name="T21">Membre </text:span><text:span text:style-name="T21"/></text:p>
      <text:p text:style-name="P14" loext:marker-style-name="T21"><text:span text:style-name="T21">Discipline : FF Clubs Alpins et de Montagne </text:span><text:span text:style-name="T21"/></text:p>
      <text:p text:style-name="P14" loext:marker-style-name="T17"><text:span text:style-name="T18">pirevax@gmail.com </text:span><text:span text:style-name="T17"/></text:p>
      <text:p text:style-name="P14" loext:marker-style-name="T17"><text:span text:style-name="T17">130, boulevard Lobau </text:span><text:span text:style-name="T17"/></text:p>
      <text:p text:style-name="P14" loext:marker-style-name="T17"><text:span text:style-name="T17">54000 NANCY </text:span><text:span text:style-name="T17"/></text:p>
      <text:p text:style-name="P14" loext:marker-style-name="T17"><text:span text:style-name="T17">Tél. : 03 83 32 04 02 </text:span><text:span text:style-name="T17"/></text:p>
      <text:p text:style-name="P13" loext:marker-style-name="T19"><text:soft-page-break/><text:span text:style-name="T20">LESCASSE Gérard </text:span><text:span text:style-name="T19"/></text:p>
      <text:p text:style-name="P14" loext:marker-style-name="T21"><text:span text:style-name="T21">Membre </text:span><text:span text:style-name="T21"/></text:p>
      <text:p text:style-name="P14" loext:marker-style-name="T21"><text:span text:style-name="T21">Discipline : Vol à Voile </text:span><text:span text:style-name="T21"/></text:p>
      <text:p text:style-name="P14" loext:marker-style-name="T17"><text:span text:style-name="T18">glescasse@orange.fr </text:span><text:span text:style-name="T17"/></text:p>
      <text:p text:style-name="P14" loext:marker-style-name="T17"><text:span text:style-name="T17">2 bis, chemin du Pain de Sucre 54130 DOMMARTEMONT </text:span><text:span text:style-name="T17"/></text:p>
      <text:p text:style-name="P14" loext:marker-style-name="T17"><text:span text:style-name="T17">Tél. : 03 83 31 17 78 </text:span><text:span text:style-name="T17"/></text:p>
      <text:p text:style-name="P14" loext:marker-style-name="T17"><text:span text:style-name="T17">Port. : 06 80 40 42 93 </text:span><text:span text:style-name="T17"/></text:p>
      <text:p text:style-name="P12" loext:marker-style-name="T22"><text:span text:style-name="T23">Le conseil d’administration élu le 28 mars 2013 </text:span><text:span text:style-name="T22"/></text:p>
      <text:p text:style-name="P15" loext:marker-style-name="T22"><text:span text:style-name="T23">Le bureau </text:span><text:span text:style-name="T22"/></text:p>
      <text:p text:style-name="P13" loext:marker-style-name="T19"><text:span text:style-name="T20">LUX Alain </text:span><text:span text:style-name="T19"/></text:p>
      <text:p text:style-name="P14" loext:marker-style-name="T21"><text:span text:style-name="T21">Président </text:span><text:span text:style-name="T21"/></text:p>
      <text:p text:style-name="P14" loext:marker-style-name="T21"><text:span text:style-name="T21">Discipline : Rugby </text:span><text:span text:style-name="T21"/></text:p>
      <text:p text:style-name="P14" loext:marker-style-name="T17"><text:span text:style-name="T18">alain.lux@lorraine-sport.com </text:span><text:span text:style-name="T17"/></text:p>
      <text:p text:style-name="P14" loext:marker-style-name="T17"><text:span text:style-name="T17">11, rue du Pré Gondé </text:span><text:span text:style-name="T17"/></text:p>
      <text:p text:style-name="P14" loext:marker-style-name="T17"><text:span text:style-name="T17">57070 METZ </text:span><text:span text:style-name="T17"/></text:p>
      <text:p text:style-name="P14" loext:marker-style-name="T17"><text:span text:style-name="T17">Port. : 06 08 93 49 19 </text:span><text:span text:style-name="T17"/></text:p>
      <text:p text:style-name="P13" loext:marker-style-name="T19"><text:span text:style-name="T20">AUBRIET Bernard </text:span><text:span text:style-name="T19"/></text:p>
      <text:p text:style-name="P14" loext:marker-style-name="T21"><text:span text:style-name="T21">Vice-Président </text:span><text:span text:style-name="T21"/></text:p>
      <text:p text:style-name="P14" loext:marker-style-name="T21"><text:span text:style-name="T21">Président CDOS 55 </text:span><text:span text:style-name="T21"/></text:p>
      <text:p text:style-name="P14" loext:marker-style-name="T17"><text:span text:style-name="T18">baubriet@wanadoo.fr </text:span><text:span text:style-name="T17"/></text:p>
      <text:p text:style-name="P13" loext:marker-style-name="T21"><text:span text:style-name="T20">MOINAUX Jean-François </text:span><text:span text:style-name="A15"><text:span text:style-name="T24">Vice-Président </text:span></text:span></text:p>
      <text:p text:style-name="P14" loext:marker-style-name="T21"><text:span text:style-name="T21">Président CDOS 88 </text:span><text:span text:style-name="T21"/></text:p>
      <text:p text:style-name="P14" loext:marker-style-name="T17"><text:span text:style-name="T18">jf.moinaux@lorraine-sport.com </text:span><text:span text:style-name="T17"/></text:p>
      <text:p text:style-name="P14" loext:marker-style-name="T17"><text:span text:style-name="T17">7, rue Marcel Pagnol </text:span><text:span text:style-name="T17"/></text:p>
      <text:p text:style-name="P14" loext:marker-style-name="T17"><text:span text:style-name="T17">88190 GOLBEY </text:span><text:span text:style-name="T17"/></text:p>
      <text:p text:style-name="P14" loext:marker-style-name="T17"><text:span text:style-name="T17">Tél. : 03 29 34 60 24 </text:span><text:span text:style-name="T17"/></text:p>
      <text:p text:style-name="P14" loext:marker-style-name="T17"><text:span text:style-name="T17">Port. : 06 82 25 28 15 </text:span><text:span text:style-name="T17"/></text:p>
      <text:p text:style-name="P13" loext:marker-style-name="T19"><text:span text:style-name="T20">KOWALSKI Philippe </text:span><text:span text:style-name="T19"/></text:p>
      <text:p text:style-name="P14" loext:marker-style-name="T21"><text:span text:style-name="T21">Vice-Président </text:span><text:span text:style-name="T21"/></text:p>
      <text:p text:style-name="P14" loext:marker-style-name="T21"><text:span text:style-name="T21">Président CDOS 54 </text:span><text:span text:style-name="T21"/></text:p>
      <text:p text:style-name="P14" loext:marker-style-name="T17"><text:span text:style-name="T18">philippe.kowalski@lorraine-sport.com </text:span><text:span text:style-name="T17"/></text:p>
      <text:p text:style-name="P14" loext:marker-style-name="T17"><text:span text:style-name="T17">CDOS 54 : 03 83 18 87 54 </text:span><text:span text:style-name="T17"/></text:p>
      <text:p text:style-name="P13" loext:marker-style-name="T19"><text:span text:style-name="T20">RAFFIN Agnès </text:span><text:span text:style-name="T19"/></text:p>
      <text:p text:style-name="P14" loext:marker-style-name="T21"><text:span text:style-name="T21">Vice-Présidente-Déléguée </text:span><text:span text:style-name="T21"/></text:p>
      <text:p text:style-name="P14" loext:marker-style-name="T21"><text:span text:style-name="T21">Président CDOS 57 </text:span><text:span text:style-name="T21"/></text:p>
      <text:p text:style-name="P14" loext:marker-style-name="T17"><text:span text:style-name="T18">agnes.raffin@lorraine-sport.com </text:span><text:span text:style-name="T17"/></text:p>
      <text:p text:style-name="P13" loext:marker-style-name="T19"><text:span text:style-name="T20">RACHEL Fernand </text:span><text:span text:style-name="T19"/></text:p>
      <text:p text:style-name="P14" loext:marker-style-name="T21"><text:span text:style-name="T21">Vice-Président </text:span><text:span text:style-name="T21"/></text:p>
      <text:p text:style-name="P14" loext:marker-style-name="T21"><text:span text:style-name="T21">Discipline : Football </text:span><text:span text:style-name="T21"/></text:p>
      <text:p text:style-name="P14" loext:marker-style-name="T17"><text:span text:style-name="T18">fernandrachel@yahoo.fr </text:span><text:span text:style-name="T17"/></text:p>
      <text:p text:style-name="P14" loext:marker-style-name="T17"><text:span text:style-name="T17">23, allée du Rond Point </text:span><text:span text:style-name="T17"/></text:p>
      <text:p text:style-name="P14" loext:marker-style-name="T17"><text:span text:style-name="T17">57600 FORBACH </text:span><text:span text:style-name="T17"/></text:p>
      <text:p text:style-name="P14" loext:marker-style-name="T17"><text:span text:style-name="T17">Tél. : 03 87 87 20 19 </text:span><text:span text:style-name="T17"/></text:p>
      <text:p text:style-name="P14" loext:marker-style-name="T17"><text:span text:style-name="T17">Fax : 03 87 87 20 19 </text:span><text:span text:style-name="T17"/></text:p>
      <text:p text:style-name="P13" loext:marker-style-name="T19"><text:span text:style-name="T20">STRZYKALA Jean-François </text:span><text:span text:style-name="T19"/></text:p>
      <text:p text:style-name="P14" loext:marker-style-name="T21"><text:span text:style-name="T21">Vice-Président </text:span><text:span text:style-name="T21"/></text:p>
      <text:p text:style-name="P14" loext:marker-style-name="T21"><text:span text:style-name="T21">Discipline : Sport Universitaire </text:span><text:span text:style-name="T21"/></text:p>
      <text:p text:style-name="P14" loext:marker-style-name="T17"><text:span text:style-name="T18">direction@sport-u-lorraine.com </text:span><text:span text:style-name="T17"/></text:p>
      <text:p text:style-name="P14" loext:marker-style-name="T17"><text:span text:style-name="T17">42, rue de Talinté </text:span><text:span text:style-name="T17"/></text:p>
      <text:p text:style-name="P14" loext:marker-style-name="T17"><text:span text:style-name="T17">54600 VILLERS-LES-NANCY </text:span><text:span text:style-name="T17"/></text:p>
      <text:p text:style-name="P14" loext:marker-style-name="T17"><text:span text:style-name="T17">Tél. : 03 83 90 69 08 </text:span><text:span text:style-name="T17"/></text:p>
      <text:p text:style-name="P14" loext:marker-style-name="T17"><text:span text:style-name="T17">Port. : 06 43 47 79 71 </text:span><text:span text:style-name="T17"/></text:p>
      <text:p text:style-name="P14" loext:marker-style-name="T17"><text:span text:style-name="T17">Travail : 03 54 50 54 64 </text:span><text:span text:style-name="T17"/></text:p>
      <text:p text:style-name="P13" loext:marker-style-name="T19"><text:span text:style-name="T20">RETTIEN Gérard </text:span><text:span text:style-name="T19"/></text:p>
      <text:p text:style-name="P14" loext:marker-style-name="T21"><text:span text:style-name="T21">Vice-Président </text:span><text:span text:style-name="T21"/></text:p>
      <text:p text:style-name="P14" loext:marker-style-name="T21"><text:span text:style-name="T21">Discipline : Aviron </text:span><text:span text:style-name="T21"/></text:p>
      <text:p text:style-name="P14" loext:marker-style-name="T17"><text:span text:style-name="T18">gerard.rettien@lorraine-sport.com </text:span><text:span text:style-name="T17"/></text:p>
      <text:p text:style-name="P14" loext:marker-style-name="T17"><text:span text:style-name="T17">5, rue Emile Moitrier </text:span><text:span text:style-name="T17"/></text:p>
      <text:p text:style-name="P14" loext:marker-style-name="T17"><text:span text:style-name="T17">57050 METZ </text:span><text:span text:style-name="T17"/></text:p>
      <text:p text:style-name="P14" loext:marker-style-name="T17"><text:span text:style-name="T17">Tél. : 03 57 28 80 02 </text:span><text:span text:style-name="T17"/></text:p>
      <text:p text:style-name="P14" loext:marker-style-name="T17"><text:span text:style-name="T17">Bureau : 03 87 18 57 98 </text:span><text:span text:style-name="T17"/></text:p>
      <text:p text:style-name="P14" loext:marker-style-name="T17"><text:span text:style-name="T17">Port. : 06 66 20 47 02 </text:span><text:span text:style-name="T17"/></text:p>
      <text:p text:style-name="P13" loext:marker-style-name="T19"><text:span text:style-name="T20">BOMPARD Claude </text:span><text:span text:style-name="T19"/></text:p>
      <text:p text:style-name="P14" loext:marker-style-name="T21"><text:span text:style-name="T21">Secrétaire Général </text:span><text:span text:style-name="T21"/></text:p>
      <text:p text:style-name="P14" loext:marker-style-name="T21"><text:span text:style-name="T21">Discipline : Handball </text:span><text:span text:style-name="T21"/></text:p>
      <text:p text:style-name="P14" loext:marker-style-name="T17"><text:span text:style-name="T18">claude.bompard@orange.fr </text:span><text:span text:style-name="T17"/></text:p>
      <text:p text:style-name="P14" loext:marker-style-name="T17"><text:span text:style-name="T17">33, rue des Nénuphars </text:span><text:span text:style-name="T17"/></text:p>
      <text:p text:style-name="P14" loext:marker-style-name="T17"><text:span text:style-name="T17">57000 METZ </text:span><text:span text:style-name="T17"/></text:p>
      <text:p text:style-name="P14" loext:marker-style-name="T17"><text:span text:style-name="T17">Tél. : 03 87 56 08 80 </text:span><text:span text:style-name="T17"/></text:p>
      <text:p text:style-name="P14" loext:marker-style-name="T17"><text:span text:style-name="T17">Port. : 06 79 34 52 30 </text:span><text:span text:style-name="T17"/></text:p>
      <text:p text:style-name="P13" loext:marker-style-name="T19"><text:span text:style-name="T20">VOIRIN Jean-Marc </text:span><text:span text:style-name="T19"/></text:p>
      <text:p text:style-name="P14" loext:marker-style-name="T21"><text:span text:style-name="T21">Vice-Président </text:span><text:span text:style-name="T21"/></text:p>
      <text:p text:style-name="P14" loext:marker-style-name="T21"><text:span text:style-name="T21">Discipline : Karaté </text:span><text:span text:style-name="T21"/></text:p>
      <text:p text:style-name="P14" loext:marker-style-name="T17"><text:span text:style-name="T18">jean-marc.voirin@lorraine-sport.com </text:span><text:span text:style-name="T17"/></text:p>
      <text:p text:style-name="P14" loext:marker-style-name="T17"><text:span text:style-name="T17">5, rue de Marsal </text:span><text:span text:style-name="T17"/></text:p>
      <text:p text:style-name="P14" loext:marker-style-name="T17"><text:soft-page-break/><text:span text:style-name="T17">54000 NANCY </text:span><text:span text:style-name="T17"/></text:p>
      <text:p text:style-name="P14" loext:marker-style-name="T19"><text:span text:style-name="T17">Port. : 06 89 40 11 78 </text:span><text:span text:style-name="T19">7 </text:span></text:p>
      <text:p text:style-name="P16" loext:marker-style-name="T25"><text:span text:style-name="T26">Lorraine </text:span><text:span text:style-name="T25"/></text:p>
      <text:section text:style-name="Sect1" text:name="TextSection">
        <text:p text:style-name="P17" loext:marker-style-name="T27"><text:span text:style-name="T28">COCIANCICH Stellio</text:span><text:span text:style-name="T27"/></text:p>
        <text:p text:style-name="P14" loext:marker-style-name="T16"><text:span text:style-name="T16">Secrétaire Général Adjoint</text:span><text:span text:style-name="T16"/></text:p>
        <text:p text:style-name="P14" loext:marker-style-name="T16"><text:span text:style-name="T16">Discipline : Cyclisme</text:span><text:span text:style-name="T16"/></text:p>
        <text:p text:style-name="P14" loext:marker-style-name="T17"><text:span text:style-name="T18">stellio.cociancich@lorraine-sport.com</text:span><text:span text:style-name="T17"/></text:p>
        <text:p text:style-name="P14" loext:marker-style-name="T17"><text:span text:style-name="T17">66, avenue Jean-Jaurès </text:span><text:span text:style-name="T17"/></text:p>
        <text:p text:style-name="P14" loext:marker-style-name="T17"><text:span text:style-name="T17">54500 VANDOEUVRE</text:span><text:span text:style-name="T17"/></text:p>
        <text:p text:style-name="P14" loext:marker-style-name="T17"><text:span text:style-name="T17">Tél. : 03 83 54 11 94 Port. : 06 07 99 76 07</text:span><text:span text:style-name="T17"/></text:p>
        <text:p text:style-name="P13" loext:marker-style-name="T19"><text:span text:style-name="T20">THOMAS Jean</text:span><text:span text:style-name="T19"/></text:p>
        <text:p text:style-name="P14" loext:marker-style-name="T21"><text:span text:style-name="T21">Trésorier</text:span><text:span text:style-name="T21"/></text:p>
        <text:p text:style-name="P14" loext:marker-style-name="T21"><text:span text:style-name="T21">Discipline : Athlétisme</text:span><text:span text:style-name="T21"/></text:p>
        <text:p text:style-name="P14" loext:marker-style-name="T17"><text:span text:style-name="T18">thomasjean@wanadoo.fr </text:span><text:span text:style-name="T17"/></text:p>
        <text:p text:style-name="P14" loext:marker-style-name="T17"><text:span text:style-name="T17">27, boulevard Charles V </text:span><text:span text:style-name="T17"/></text:p>
        <text:p text:style-name="P14" loext:marker-style-name="T17"><text:span text:style-name="T17">54000 NANCY</text:span><text:span text:style-name="T17"/></text:p>
        <text:p text:style-name="P14" loext:marker-style-name="T17"><text:span text:style-name="T17">Tél. : 03 83 53 28 04 </text:span><text:span text:style-name="T17"/></text:p>
        <text:p text:style-name="P14" loext:marker-style-name="T17"><text:span text:style-name="T17">Port. : 06 80 58 27 86 </text:span><text:span text:style-name="T17"/></text:p>
        <text:p text:style-name="P13" loext:marker-style-name="T19"><text:span text:style-name="T20">CARBONE Stanislas</text:span><text:span text:style-name="T19"/></text:p>
        <text:p text:style-name="P14" loext:marker-style-name="T21"><text:span text:style-name="T21">Chargé de Mission Communication</text:span><text:span text:style-name="T21"/></text:p>
        <text:p text:style-name="P14" loext:marker-style-name="T21"><text:span text:style-name="T21">Discipline : Boxe</text:span><text:span text:style-name="T21"/></text:p>
        <text:p text:style-name="P14" loext:marker-style-name="T17"><text:span text:style-name="T18">stan.carbone@lorraine-sport.com</text:span><text:span text:style-name="T17"/></text:p>
        <text:p text:style-name="P14" loext:marker-style-name="T17"><text:span text:style-name="T17">21, rue Gambetta </text:span><text:span text:style-name="T17"/></text:p>
        <text:p text:style-name="P14" loext:marker-style-name="T17"><text:span text:style-name="T17">54590 HUSSIGNY</text:span><text:span text:style-name="T17"/></text:p>
        <text:p text:style-name="P14" loext:marker-style-name="T17"><text:span text:style-name="T17">Tél. : 03 82 44 38 58 </text:span><text:span text:style-name="T17"/></text:p>
        <text:p text:style-name="P14" loext:marker-style-name="T17"><text:span text:style-name="T17">Port. : 06 80 06 22 09 </text:span><text:span text:style-name="T17"/></text:p>
        <text:p text:style-name="P13" loext:marker-style-name="T19"><text:span text:style-name="T20">MARQUIS François</text:span><text:span text:style-name="T19"/></text:p>
        <text:p text:style-name="P14" loext:marker-style-name="T21"><text:span text:style-name="T21">Trésorier Adjoint</text:span><text:span text:style-name="T21"/></text:p>
        <text:p text:style-name="P14" loext:marker-style-name="T21"><text:span text:style-name="T21">Discipline : Escrime</text:span><text:span text:style-name="T21"/></text:p>
        <text:p text:style-name="P14" loext:marker-style-name="T17"><text:span text:style-name="T18">francois.marquis@lorraine-sport.com</text:span><text:span text:style-name="T17"/></text:p>
        <text:p text:style-name="P14" loext:marker-style-name="T17"><text:span text:style-name="T17">Maison Régionale des Sports de Lorraine</text:span><text:span text:style-name="T17"/></text:p>
        <text:p text:style-name="P14" loext:marker-style-name="T17"><text:span text:style-name="T17">BP70001 – 54510 TOMBLAINE</text:span><text:span text:style-name="T17"/></text:p>
        <text:p text:style-name="P14" loext:marker-style-name="T17"><text:span text:style-name="T17">Port. : 06 06 75 91 39 </text:span><text:span text:style-name="T17"/></text:p>
        <text:p text:style-name="P14" loext:marker-style-name="T17"><text:span text:style-name="T17">Bureau : 03 83 18 87 08 </text:span><text:span text:style-name="T17"/></text:p>
        <text:p text:style-name="P13" loext:marker-style-name="T19"><text:span text:style-name="T20">MILLARD Christophe </text:span><text:span text:style-name="T19"/></text:p>
        <text:p text:style-name="P14" loext:marker-style-name="T21"><text:span text:style-name="T21">Conseiller du Président</text:span><text:span text:style-name="T21"/></text:p>
        <text:p text:style-name="P14" loext:marker-style-name="T21"><text:span text:style-name="T21">Personne Qualifiée</text:span><text:span text:style-name="T21"/></text:p>
        <text:p text:style-name="P14" loext:marker-style-name="T17"><text:span text:style-name="T18">cmillard@sport-u.com </text:span><text:span text:style-name="T17"/></text:p>
        <text:p text:style-name="P14" loext:marker-style-name="T17"><text:span text:style-name="T17">69, rue du Marechal Oudinot54000 NANCY</text:span><text:span text:style-name="T17"/></text:p>
        <text:p text:style-name="P14" loext:marker-style-name="T17"><text:span text:style-name="T17">Tél. : 03 83 22 65 37 Port. : 06 24 83 56 39</text:span><text:span text:style-name="T17"/></text:p>
        <text:p text:style-name="P15" loext:marker-style-name="T22"><text:span text:style-name="T23">Les autres membres</text:span><text:span text:style-name="T22"/></text:p>
        <text:p text:style-name="P13" loext:marker-style-name="T19"><text:span text:style-name="T20">COUR Jean-François</text:span><text:span text:style-name="T19"/></text:p>
        <text:p text:style-name="P14" loext:marker-style-name="T21"><text:span text:style-name="T21">Discipline : Voile</text:span><text:span text:style-name="T21"/></text:p>
        <text:p text:style-name="P14" loext:marker-style-name="T17"><text:span text:style-name="T18">jf.cour@orange.fr </text:span><text:span text:style-name="T17"/></text:p>
        <text:p text:style-name="P14" loext:marker-style-name="T17"><text:span text:style-name="T17">14, rue Theuriet </text:span><text:span text:style-name="T17"/></text:p>
        <text:p text:style-name="P14" loext:marker-style-name="T17"><text:span text:style-name="T17">57000 METZ</text:span><text:span text:style-name="T17"/></text:p>
        <text:p text:style-name="P14" loext:marker-style-name="T17"><text:span text:style-name="T17">Tél. : 03 87 63 21 59 </text:span><text:span text:style-name="T17"/></text:p>
        <text:p text:style-name="P14" loext:marker-style-name="T17"><text:span text:style-name="T17">Port. : 06 10 04 81 02</text:span><text:span text:style-name="T17"/></text:p>
        <text:p text:style-name="P13" loext:marker-style-name="T19"><text:span text:style-name="T20">DALLE-FRATTE Gérard</text:span><text:span text:style-name="T19"/></text:p>
        <text:p text:style-name="P14" loext:marker-style-name="T21"><text:span text:style-name="T21">Membre du CA</text:span><text:span text:style-name="T21"/></text:p>
        <text:p text:style-name="P14" loext:marker-style-name="T21"><text:span text:style-name="T21">Discipline : Tir</text:span><text:span text:style-name="T21"/></text:p>
        <text:p text:style-name="P14" loext:marker-style-name="T17"><text:span text:style-name="T18">g.legenie@free.fr</text:span><text:span text:style-name="T17">11, rue des Tilleuls </text:span></text:p>
        <text:p text:style-name="P14" loext:marker-style-name="T17"><text:span text:style-name="T17">54310 HOMECOURT</text:span><text:span text:style-name="T17"/></text:p>
        <text:p text:style-name="P14" loext:marker-style-name="T17"><text:span text:style-name="T17">Tél. : 03 82 22 31 92 </text:span><text:span text:style-name="T17"/></text:p>
        <text:p text:style-name="P13" loext:marker-style-name="T19"><text:span text:style-name="T20">DEDOLE Colette</text:span><text:span text:style-name="T19"/></text:p>
        <text:p text:style-name="P14" loext:marker-style-name="T21"><text:span text:style-name="T21">Discipline : EPGV</text:span><text:span text:style-name="T21"/></text:p>
        <text:p text:style-name="P14" loext:marker-style-name="T17"><text:span text:style-name="T18">edmond.dedole@free.fr</text:span><text:span text:style-name="T17"/></text:p>
        <text:p text:style-name="P14" loext:marker-style-name="T17"><text:span text:style-name="T17">11, rue Neuve</text:span><text:span text:style-name="T17"/></text:p>
        <text:p text:style-name="P14" loext:marker-style-name="T17"><text:span text:style-name="T17">54360 MONT-SUR-MEURTHE</text:span><text:span text:style-name="T17"/></text:p>
        <text:p text:style-name="P14" loext:marker-style-name="T17"><text:span text:style-name="T17">Tél. : 03 83 75 00 67</text:span><text:span text:style-name="T17"/></text:p>
        <text:p text:style-name="P14" loext:marker-style-name="T17"><text:span text:style-name="T17">Port. : 06 11 32 50 81</text:span><text:span text:style-name="T17"/></text:p>
        <text:p text:style-name="P13" loext:marker-style-name="T19"><text:span text:style-name="T20">DELPUECH Michel</text:span><text:span text:style-name="T19"/></text:p>
        <text:p text:style-name="P14" loext:marker-style-name="T21"><text:span text:style-name="T21">Discipline : Handisport</text:span><text:span text:style-name="T21"/></text:p>
        <text:p text:style-name="P14" loext:marker-style-name="T17"><text:span text:style-name="T18">lorraine@handisport.org</text:span><text:span text:style-name="T17"/></text:p>
        <text:p text:style-name="P14" loext:marker-style-name="T17"><text:span text:style-name="T17">18, ru Jeanne d’Arc</text:span><text:span text:style-name="T17"/></text:p>
        <text:p text:style-name="P14" loext:marker-style-name="T17"><text:span text:style-name="T17">55300 SAINT-MIHIEL</text:span><text:span text:style-name="T17"/></text:p>
        <text:p text:style-name="P14" loext:marker-style-name="T17"><text:span text:style-name="T17">Tél. : 03 29 89 10 29</text:span><text:span text:style-name="T17"/></text:p>
        <text:p text:style-name="P14" loext:marker-style-name="T17"><text:span text:style-name="T17">Port. : 06 32 97 36 36</text:span><text:span text:style-name="T17"/></text:p>
        <text:p text:style-name="P13" loext:marker-style-name="T19"><text:span text:style-name="T20">DEPARDIEU Fabrice</text:span><text:span text:style-name="T19"/></text:p>
        <text:p text:style-name="P14" loext:marker-style-name="T21"><text:span text:style-name="T21">Discipline : ULM</text:span><text:span text:style-name="T21"/></text:p>
        <text:p text:style-name="P14" loext:marker-style-name="T17"><text:span text:style-name="T18">fabrice.depardieu@ulm-loraine.com </text:span><text:span text:style-name="T17"/></text:p>
        <text:p text:style-name="P14" loext:marker-style-name="T17"><text:span text:style-name="T17">1, rue de l’Église </text:span><text:span text:style-name="T17"/></text:p>
        <text:p text:style-name="P14" loext:marker-style-name="T17"><text:span text:style-name="T17">55500 LIGNY-EN-BARROIS</text:span><text:span text:style-name="T17"/></text:p>
        <text:p text:style-name="P14" loext:marker-style-name="T17"><text:span text:style-name="T17">Port. : 06 12 82 50 01 </text:span><text:span text:style-name="T17"/></text:p>
        <text:p text:style-name="P13" loext:marker-style-name="T19"><text:span text:style-name="T20">GAVINI Sampiero</text:span><text:span text:style-name="T19"/></text:p>
        <text:p text:style-name="P14" loext:marker-style-name="T21"><text:span text:style-name="T21">Membre</text:span><text:span text:style-name="T21"/></text:p>
        <text:p text:style-name="P14" loext:marker-style-name="T21"><text:span text:style-name="T21">Discipline : Tennis</text:span><text:span text:style-name="T21"/></text:p>
        <text:p text:style-name="P14" loext:marker-style-name="T17"><text:span text:style-name="T18">sampiero.gavini@fft.fr</text:span><text:span text:style-name="T17"/></text:p>
        <text:p text:style-name="P14" loext:marker-style-name="T17"><text:span text:style-name="T17">6, rue des Parmentiers </text:span><text:span text:style-name="T17"/></text:p>
        <text:p text:style-name="P14" loext:marker-style-name="T17"><text:span text:style-name="T17">57000 METZ</text:span><text:span text:style-name="T17"/></text:p>
        <text:p text:style-name="P14" loext:marker-style-name="T17"><text:span text:style-name="T17">Tél. : 03 87 75 02 60 </text:span><text:span text:style-name="T17"/></text:p>
        <text:p text:style-name="P14" loext:marker-style-name="T17"><text:span text:style-name="T17">Port. : 06 21 39 33 42</text:span><text:span text:style-name="T17"/></text:p>
        <text:p text:style-name="P18" loext:marker-style-name="T27"><text:span text:style-name="T29">HOELTER Sophie</text:span><text:span text:style-name="T30"/></text:p>
        <text:p text:style-name="P14" loext:marker-style-name="T16"><text:span text:style-name="T16">Membre du CA</text:span><text:span text:style-name="T16"/></text:p>
        <text:p text:style-name="P14" loext:marker-style-name="T16"><text:span text:style-name="T16">Discipline : Gymnastique</text:span><text:span text:style-name="T16"/></text:p>
        <text:p text:style-name="P14" loext:marker-style-name="T17"><text:span text:style-name="T18">hoeltersophie@aol.com</text:span><text:span text:style-name="T17"/></text:p>
        <text:p text:style-name="P14" loext:marker-style-name="T17"><text:span text:style-name="T17">12, rue Roger Salengro</text:span><text:span text:style-name="T17"/></text:p>
        <text:p text:style-name="P14" loext:marker-style-name="T17"><text:span text:style-name="T17">54510 TOMBLAINE</text:span><text:span text:style-name="T17"/></text:p>
        <text:p text:style-name="P14" loext:marker-style-name="T17"><text:span text:style-name="T17">Tél. : 03 83 29 62 21</text:span><text:span text:style-name="T17"/></text:p>
        <text:p text:style-name="P14" loext:marker-style-name="T17"><text:span text:style-name="T17">Travail : 03 83 33 27 48</text:span><text:span text:style-name="T17"/></text:p>
        <text:p text:style-name="P13" loext:marker-style-name="T19"><text:span text:style-name="T20">JULLIEN Philippe</text:span><text:span text:style-name="T19"/></text:p>
        <text:p text:style-name="P14" loext:marker-style-name="T21"><text:span text:style-name="T21">Discipline : FSCF</text:span><text:span text:style-name="T21"/></text:p>
        <text:p text:style-name="P14" loext:marker-style-name="T17"><text:span text:style-name="T18">ph-jullien@wanadoo.fr </text:span><text:span text:style-name="T17"/></text:p>
        <text:p text:style-name="P14" loext:marker-style-name="T17"><text:span text:style-name="T17">2, rue de La Praie </text:span><text:span text:style-name="T17"/></text:p>
        <text:p text:style-name="P14" loext:marker-style-name="T17"><text:span text:style-name="T17">55000 LONGEVILLE-EN-BARROIS</text:span><text:span text:style-name="T17"/></text:p>
        <text:p text:style-name="P14" loext:marker-style-name="T17"><text:span text:style-name="T17">Tél. : 03 29 79 46 51</text:span><text:span text:style-name="T17"/></text:p>
        <text:p text:style-name="P18" loext:marker-style-name="T27"><text:span text:style-name="T29">LEMERCIER Mathieu</text:span><text:span text:style-name="T30"/></text:p>
        <text:p text:style-name="P14" loext:marker-style-name="T16"><text:span text:style-name="T16">Discipline : Course d’Orientation </text:span><text:span text:style-name="T16"/></text:p>
        <text:p text:style-name="P14" loext:marker-style-name="T17"><text:span text:style-name="T18">lemerciermathieu@sfr.fr</text:span><text:span text:style-name="T17"/></text:p>
        <text:p text:style-name="P14" loext:marker-style-name="T17"><text:span text:style-name="T17">1, rue de la Saône </text:span><text:span text:style-name="T17"/></text:p>
        <text:p text:style-name="P14" loext:marker-style-name="T17"><text:span text:style-name="T17">57290 FAMECK</text:span><text:span text:style-name="T17"/></text:p>
        <text:p text:style-name="P14" loext:marker-style-name="T17"><text:span text:style-name="T17">Tél. : 03 82 88 14 05 </text:span><text:span text:style-name="T17"/></text:p>
        <text:p text:style-name="P14" loext:marker-style-name="T17"><text:span text:style-name="T17">Port. : 06 15 95 55 26</text:span><text:span text:style-name="T17"/></text:p>
        <text:p text:style-name="P13" loext:marker-style-name="T19"><text:span text:style-name="T20">MATHIEU Christian</text:span><text:span text:style-name="T19"/></text:p>
        <text:p text:style-name="P14" loext:marker-style-name="T21"><text:span text:style-name="T21">Discipline : Vol à Voile</text:span><text:span text:style-name="T21"/></text:p>
        <text:p text:style-name="P14" loext:marker-style-name="T17"><text:span text:style-name="T18">christian.mathieu@lorraine-sport.com</text:span><text:span text:style-name="T17"/></text:p>
        <text:p text:style-name="P14" loext:marker-style-name="T17"><text:span text:style-name="T18">53 bis, rue de </text:span><text:span text:style-name="T17">Lorraine</text:span></text:p>
        <text:p text:style-name="P14" loext:marker-style-name="T17"><text:span text:style-name="T17">54500 VANDOEUVRE-LÈSNANCY</text:span><text:span text:style-name="T17"/></text:p>
        <text:p text:style-name="P14" loext:marker-style-name="T17"><text:span text:style-name="T17">Port. : 06 26 93 46 26</text:span><text:span text:style-name="T17"/></text:p>
        <text:p text:style-name="P18" loext:marker-style-name="T27"><text:span text:style-name="T29">MERKLING Morvan</text:span><text:span text:style-name="T30"/></text:p>
        <text:p text:style-name="P14" loext:marker-style-name="T16"><text:span text:style-name="T16">Discipline : Basket-Ball</text:span><text:span text:style-name="T16"/></text:p>
        <text:p text:style-name="P14" loext:marker-style-name="T17"><text:span text:style-name="T18">morvan.merkling@wanadoo.fr </text:span><text:span text:style-name="T17"/></text:p>
        <text:p text:style-name="P14" loext:marker-style-name="T17"><text:span text:style-name="T17">19, rue des Buissons </text:span><text:span text:style-name="T17"/></text:p>
        <text:p text:style-name="P14" loext:marker-style-name="T17"><text:span text:style-name="T17">57100 VOLKRANGE</text:span><text:span text:style-name="T17"/></text:p>
        <text:p text:style-name="P14" loext:marker-style-name="T17"><text:span text:style-name="T17">Tél. : 03 82 34 24 59 </text:span><text:span text:style-name="T17"/></text:p>
        <text:p text:style-name="P14" loext:marker-style-name="T17"><text:span text:style-name="T17">Port. : 06 80 43 22 17</text:span><text:span text:style-name="T17"/></text:p>
        <text:p text:style-name="P13" loext:marker-style-name="T19"><text:span text:style-name="T20">PERRET Matthieu</text:span><text:span text:style-name="T19"/></text:p>
        <text:p text:style-name="P14" loext:marker-style-name="T21"><text:span text:style-name="T21">Discipline : Aéromodélisme</text:span><text:span text:style-name="T21"/></text:p>
        <text:p text:style-name="P14" loext:marker-style-name="T17"><text:span text:style-name="T18">matth.perret@gmail.com</text:span><text:span text:style-name="T17"/></text:p>
        <text:p text:style-name="P14" loext:marker-style-name="T17"><text:span text:style-name="T17">1, rue Jean Jaurès</text:span><text:span text:style-name="T17"/></text:p>
        <text:p text:style-name="P14" loext:marker-style-name="T17"><text:span text:style-name="T17">54640 TUCQUENIEUX</text:span><text:span text:style-name="T17"/></text:p>
        <text:p text:style-name="P14" loext:marker-style-name="T17"><text:span text:style-name="T17">Tél. : 03 82 21 29 87</text:span><text:span text:style-name="T17"/></text:p>
        <text:p text:style-name="P14" loext:marker-style-name="T17"><text:span text:style-name="T17">Port. : 06 65 34 09 06</text:span><text:span text:style-name="T17"/></text:p>
        <text:p text:style-name="P16" loext:marker-style-name="T25"><text:span text:style-name="T31">8 9 </text:span><text:span text:style-name="T26">Lorraine Lorraine </text:span></text:p>
        <text:p text:style-name="P17" loext:marker-style-name="T27"><text:span text:style-name="T28">RAINERI Serge</text:span><text:span text:style-name="T27"/></text:p>
        <text:p text:style-name="P14" loext:marker-style-name="T16"><text:span text:style-name="T16">Discipline : UNSS</text:span><text:span text:style-name="T16"/></text:p>
        <text:p text:style-name="P14" loext:marker-style-name="T17"><text:span text:style-name="T18">serge.raineri@unss.org</text:span><text:span text:style-name="T17"/></text:p>
        <text:p text:style-name="P14" loext:marker-style-name="T17"><text:span text:style-name="T17">92, rue de Laxou</text:span><text:span text:style-name="T17"/></text:p>
        <text:p text:style-name="P14" loext:marker-style-name="T17"><text:span text:style-name="T17">54000 NANCY</text:span><text:span text:style-name="T17"/></text:p>
        <text:p text:style-name="P14" loext:marker-style-name="T17"><text:span text:style-name="T17">Tél. : 03 83 27 84 59 </text:span><text:span text:style-name="T17"/></text:p>
        <text:p text:style-name="P14" loext:marker-style-name="T17"><text:span text:style-name="T17">Port. : 06 85 14 86 34</text:span><text:span text:style-name="T17"/></text:p>
        <text:p text:style-name="P14" loext:marker-style-name="T17"><text:span text:style-name="T17">Travail : 03 83 18 87 31</text:span><text:span text:style-name="T17"/></text:p>
        <text:p text:style-name="P13" loext:marker-style-name="T19"><text:span text:style-name="T20">PERRIER Joëlle</text:span><text:span text:style-name="T19"/></text:p>
        <text:p text:style-name="P14" loext:marker-style-name="T21"><text:span text:style-name="T21">Discipline : Randonnée Pédestre</text:span><text:span text:style-name="T21"/></text:p>
        <text:p text:style-name="P14" loext:marker-style-name="T17"><text:span text:style-name="T18">joelleperrier@voila.fr</text:span><text:span text:style-name="T17"/></text:p>
        <text:p text:style-name="P14" loext:marker-style-name="T17"><text:span text:style-name="T17">14, rue de Ferrières</text:span><text:span text:style-name="T17"/></text:p>
        <text:p text:style-name="P14" loext:marker-style-name="T17"><text:span text:style-name="T17">54210 SAFFAIS</text:span><text:span text:style-name="T17"/></text:p>
        <text:p text:style-name="P14" loext:marker-style-name="T17"><text:span text:style-name="T17">Tél. : 03 83 26 66 54 </text:span><text:span text:style-name="T17"/></text:p>
        <text:p text:style-name="P13" loext:marker-style-name="T19"><text:span text:style-name="T20">RUIZ Thierry</text:span><text:span text:style-name="T19"/></text:p>
        <text:p text:style-name="P14" loext:marker-style-name="T21"><text:span text:style-name="T21">Discipline : Montagne Escalade</text:span><text:span text:style-name="T21"/></text:p>
        <text:p text:style-name="P14" loext:marker-style-name="T17"><text:span text:style-name="T18">thruiz88@gmail.com</text:span><text:span text:style-name="T17"/></text:p>
        <text:p text:style-name="P14" loext:marker-style-name="T17"><text:span text:style-name="T17">245, les Rouaux</text:span><text:span text:style-name="T17"/></text:p>
        <text:p text:style-name="P14" loext:marker-style-name="T17"><text:span text:style-name="T17">88000 DOGNEVILLE</text:span><text:span text:style-name="T17"/></text:p>
        <text:p text:style-name="P14" loext:marker-style-name="T17"><text:span text:style-name="T17">Port. : 06 23 90 21 35</text:span><text:span text:style-name="T17"/></text:p>
        <text:p text:style-name="P13" loext:marker-style-name="T19"><text:span text:style-name="T20">RILLIARD Bernard</text:span><text:span text:style-name="T19"/></text:p>
        <text:p text:style-name="P14" loext:marker-style-name="T21"><text:span text:style-name="T21">Discipline : Tennis de Table</text:span><text:span text:style-name="T21"/></text:p>
        <text:p text:style-name="P14" loext:marker-style-name="T17"><text:span text:style-name="T18">bernard.rilliard@wanadoo.fr </text:span><text:span text:style-name="T17"/></text:p>
        <text:p text:style-name="P14" loext:marker-style-name="T17"><text:span text:style-name="T17">15, rue Beaulier </text:span><text:span text:style-name="T17"/></text:p>
        <text:p text:style-name="P14" loext:marker-style-name="T17"><text:span text:style-name="T17">54800 LABRY</text:span><text:span text:style-name="T17"/></text:p>
        <text:p text:style-name="P14" loext:marker-style-name="T17"><text:span text:style-name="T17">Tél. : 03 82 33 07 16 </text:span><text:span text:style-name="T17"/></text:p>
        <text:p text:style-name="P14" loext:marker-style-name="T17"><text:span text:style-name="T17">Port. : 06 72 71 76 43</text:span><text:span text:style-name="T17"/></text:p>
        <text:p text:style-name="P13" loext:marker-style-name="T19"><text:span text:style-name="T20">DE TALANCE Nicole </text:span><text:span text:style-name="T19"/></text:p>
        <text:p text:style-name="P14" loext:marker-style-name="T21"><text:span text:style-name="T21">Médecin du CROSL</text:span><text:span text:style-name="T21"/></text:p>
        <text:p text:style-name="P14" loext:marker-style-name="T17"><text:span text:style-name="T18">n.de_talance@aliceadsl.fr</text:span><text:span text:style-name="T17"/></text:p>
        <text:p text:style-name="P14" loext:marker-style-name="T17"><text:span text:style-name="T17">7, rue Louis Majorelle </text:span><text:span text:style-name="T17"/></text:p>
        <text:p text:style-name="P14" loext:marker-style-name="T17"><text:span text:style-name="T17">54180 HEILLECOURT</text:span><text:span text:style-name="T17"/></text:p>
        <text:p text:style-name="P14" loext:marker-style-name="T17"><text:span text:style-name="T17">Tél . : 03 83 94 09 70 </text:span><text:span text:style-name="T17"/></text:p>
        <text:p text:style-name="P14" loext:marker-style-name="T17"><text:span text:style-name="T17">Port. : 06 11 87 72 77 </text:span><text:span text:style-name="T17"/></text:p>
        <text:p text:style-name="P14" loext:marker-style-name="T17"><text:span text:style-name="T17">Travail : 03 83 15 42 99 </text:span><text:span text:style-name="T17"/></text:p>
        <text:p text:style-name="P14" loext:marker-style-name="T17"><text:span text:style-name="T17">Fax : 03 83 15 32 13</text:span><text:span text:style-name="T17"/></text:p>
        <text:p text:style-name="P13" loext:marker-style-name="T19"><text:span text:style-name="T20">ZIENKIEWICZ Jean-Claude</text:span><text:span text:style-name="T19"/></text:p>
        <text:p text:style-name="P14" loext:marker-style-name="T21"><text:span text:style-name="T21">Discipline : Triathlon</text:span><text:span text:style-name="T21"/></text:p>
        <text:p text:style-name="P14" loext:marker-style-name="T17"><text:span text:style-name="T18">jcctm55@gmail.com </text:span><text:span text:style-name="T17"/></text:p>
        <text:p text:style-name="P14" loext:marker-style-name="T17"><text:span text:style-name="T17">10, rue de la Chevée </text:span><text:span text:style-name="T17"/></text:p>
        <text:p text:style-name="P14" loext:marker-style-name="T17"><text:span text:style-name="T17">55600 MARVILLE</text:span><text:span text:style-name="T17"/></text:p>
        <text:p text:style-name="P14" loext:marker-style-name="T17"><text:span text:style-name="T17">Tél. : 03 29 88 10 10 </text:span><text:span text:style-name="T17"/></text:p>
        <text:p text:style-name="P14" loext:marker-style-name="T17"><text:span text:style-name="T17">Port. : 06 98 81 54 02</text:span><text:span text:style-name="T17"/></text:p>
        <text:p text:style-name="P12" loext:marker-style-name="T22"><text:span text:style-name="T23">Les membres honoraires disparus</text:span><text:span text:style-name="T22"/></text:p>
        <text:p text:style-name="P19" loext:marker-style-name="T19"><text:span text:style-name="A2"><text:span text:style-name="T32">Présidents : </text:span></text:span><text:span text:style-name="T19"/></text:p>
        <text:p text:style-name="P19" loext:marker-style-name="T19"><text:span text:style-name="A2"><text:span text:style-name="T24">MELEY Henri </text:span></text:span><text:span text:style-name="T19"/></text:p>
        <text:p text:style-name="P20" loext:marker-style-name="T19"><text:span text:style-name="T19">PÉRUSSEL Robert </text:span><text:span text:style-name="T19"/></text:p>
        <text:p text:style-name="P19" loext:marker-style-name="T19"><text:span text:style-name="A2"><text:span text:style-name="T32">Vice-Présidents : </text:span></text:span><text:span text:style-name="T19"/></text:p>
        <text:p text:style-name="P19" loext:marker-style-name="T19"><text:span text:style-name="A2"><text:span text:style-name="T24">ADE Guy </text:span></text:span><text:span text:style-name="T19"/></text:p>
        <text:p text:style-name="P21" loext:marker-style-name="T19"><text:span text:style-name="A2"><text:span text:style-name="T24">SCHNITZLER Robert </text:span></text:span><text:span text:style-name="T19"/></text:p>
        <text:p text:style-name="P19" loext:marker-style-name="T19"><text:span text:style-name="A2"><text:span text:style-name="T32">Secrétaire Général :</text:span></text:span><text:span text:style-name="T19"/></text:p>
        <text:p text:style-name="P21" loext:marker-style-name="T19"><text:span text:style-name="A2"><text:span text:style-name="T24">KLEIN Henri </text:span></text:span><text:span text:style-name="T19"/></text:p>
        <text:p text:style-name="P19" loext:marker-style-name="T19"><text:span text:style-name="A2"><text:span text:style-name="T32">Membre : </text:span></text:span><text:span text:style-name="T19"/></text:p>
        <text:p text:style-name="P21" loext:marker-style-name="T19"><text:span text:style-name="A2"><text:span text:style-name="T24">FAUCHERY François </text:span></text:span><text:span text:style-name="T19"/></text:p>
        <text:p text:style-name="P22" loext:marker-style-name="T22"><text:span text:style-name="A11"><text:span text:style-name="T33">Les 8 salariés</text:span></text:span><text:span text:style-name="T22"/></text:p>
        <text:p text:style-name="P23" loext:marker-style-name="T19"><text:span text:style-name="T20">FORRETT Patrick</text:span><text:span text:style-name="T19"/></text:p>
        <text:p text:style-name="P24" loext:marker-style-name="T21"><text:span text:style-name="T21">Directeur</text:span><text:span text:style-name="T21"/></text:p>
        <text:p text:style-name="P14" loext:marker-style-name="T17"><text:span text:style-name="T18">patrick.forrett@lorraine-sport.com </text:span><text:span text:style-name="T17"/></text:p>
        <text:p text:style-name="P14" loext:marker-style-name="T17"><text:span text:style-name="T17">Tél. : 03 83 18 87 02 </text:span><text:span text:style-name="T17"/></text:p>
        <text:p text:style-name="P23" loext:marker-style-name="T19"><text:span text:style-name="T20">BERNARD Martine</text:span><text:span text:style-name="T19"/></text:p>
        <text:p text:style-name="P24" loext:marker-style-name="T21"><text:span text:style-name="T21">Chargée d’accueil</text:span><text:span text:style-name="T21"/></text:p>
        <text:p text:style-name="P14" loext:marker-style-name="T17"><text:span text:style-name="T18">martine.bernard@lorraine-sport.com </text:span><text:span text:style-name="T17"/></text:p>
        <text:p text:style-name="P24" loext:marker-style-name="T17"><text:span text:style-name="T17">Tél. : 03 83 18 87 00</text:span><text:span text:style-name="T17"/></text:p>
        <text:p text:style-name="P25" loext:marker-style-name="T17"><text:span text:style-name="A15"><text:span text:style-name="T34">Ses missions principales</text:span></text:span><text:span text:style-name="T17"/></text:p>
        <text:p text:style-name="P26" loext:marker-style-name="T17"><text:span text:style-name="A15"><text:span text:style-name="T35">• Accueil physique et téléphonique</text:span></text:span><text:span text:style-name="T17"/></text:p>
        <text:p text:style-name="P26" loext:marker-style-name="T17"><text:span text:style-name="A15"><text:span text:style-name="T35">• Orientation des visiteurs de la MRSL</text:span></text:span><text:span text:style-name="T17"/></text:p>
        <text:p text:style-name="P26" loext:marker-style-name="T17"><text:span text:style-name="A15"><text:span text:style-name="T35">• Réservations de salles</text:span></text:span><text:span text:style-name="T17"/></text:p>
        <text:p text:style-name="P23" loext:marker-style-name="T19"><text:span text:style-name="T20">DERAINS David</text:span><text:span text:style-name="T19"/></text:p>
        <text:p text:style-name="P24" loext:marker-style-name="T21"><text:span text:style-name="T21">Responsable Juridique</text:span><text:span text:style-name="T21"/></text:p>
        <text:p text:style-name="P14" loext:marker-style-name="T17"><text:span text:style-name="T18">david.derains@lorraine-sport.com</text:span><text:span text:style-name="T17"/></text:p>
        <text:p text:style-name="P24" loext:marker-style-name="T17"><text:span text:style-name="T17">Tél. : 03 83 18 95 06</text:span><text:span text:style-name="T17"/></text:p>
        <text:p text:style-name="P25" loext:marker-style-name="T17"><text:span text:style-name="A15"><text:span text:style-name="T34">Ses missions principales</text:span></text:span><text:span text:style-name="T17"/></text:p>
        <text:p text:style-name="P27" loext:marker-style-name="T17"><text:span text:style-name="A15"><text:span text:style-name="T35">• Audit et conseils juridiques aux associations</text:span></text:span><text:span text:style-name="T17"/></text:p>
        <text:p text:style-name="P27" loext:marker-style-name="T17"><text:span text:style-name="A15"><text:span text:style-name="T35">• Assistance pour la création d’emploi</text:span></text:span><text:span text:style-name="T17"/></text:p>
        <text:p text:style-name="P26" loext:marker-style-name="T17"><text:span text:style-name="A15"><text:span text:style-name="T35">• Formations</text:span></text:span><text:span text:style-name="T17"/></text:p>
        <text:p text:style-name="P23" loext:marker-style-name="T19"><text:span text:style-name="T20">BOSSART Lorette</text:span><text:span text:style-name="T19"/></text:p>
        <text:p text:style-name="P24" loext:marker-style-name="T21"><text:span text:style-name="T21">Chargée d’accueil et d’infographie</text:span><text:span text:style-name="T21"/></text:p>
        <text:p text:style-name="P24" loext:marker-style-name="T17"><text:span text:style-name="T18">lorette.bossart@lorraine-sport.com </text:span><text:span text:style-name="T17">Tél. : 03 83 18 87 06</text:span></text:p>
        <text:p text:style-name="P25" loext:marker-style-name="T17"><text:span text:style-name="A15"><text:span text:style-name="T34">Ses missions principales</text:span></text:span><text:span text:style-name="T17"/></text:p>
        <text:p text:style-name="P26" loext:marker-style-name="T17"><text:span text:style-name="A15"><text:span text:style-name="T35">• Prestations infographie</text:span></text:span><text:span text:style-name="T17"/></text:p>
        <text:p text:style-name="P26" loext:marker-style-name="T17"><text:span text:style-name="A15"><text:span text:style-name="T35">• Impressions spéciales</text:span></text:span><text:span text:style-name="T17"/></text:p>
        <text:p text:style-name="P28" loext:marker-style-name="T17"><text:span text:style-name="A15"><text:span text:style-name="T35">• Accueil</text:span></text:span><text:span text:style-name="T17"/></text:p>
        <text:p text:style-name="P23" loext:marker-style-name="T19"><text:span text:style-name="T20">GIROUX Irène</text:span><text:span text:style-name="T19"/></text:p>
        <text:p text:style-name="P24" loext:marker-style-name="T21"><text:span text:style-name="T21">Chargée de missions</text:span><text:span text:style-name="T21"/></text:p>
        <text:p text:style-name="P14" loext:marker-style-name="T17"><text:span text:style-name="T18">irene.giroux@lorraine-sport.com </text:span><text:span text:style-name="T17"/></text:p>
        <text:p text:style-name="P24" loext:marker-style-name="T17"><text:span text:style-name="T17">Tél. : 03 83 18 87 04</text:span><text:span text:style-name="T17"/></text:p>
        <text:p text:style-name="P25" loext:marker-style-name="T17"><text:span text:style-name="A15"><text:span text:style-name="T34">Ses missions principales</text:span></text:span><text:span text:style-name="T17"/></text:p>
        <text:p text:style-name="P27" loext:marker-style-name="T17"><text:span text:style-name="A15"><text:span text:style-name="T35">• Gestion des formations</text:span></text:span><text:span text:style-name="T17"/></text:p>
        <text:p text:style-name="P27" loext:marker-style-name="T17"><text:span text:style-name="A15"><text:span text:style-name="T35">• Chargée de communication (Site internet, Newsletters, Réseaux sociaux, relations médias)</text:span></text:span><text:span text:style-name="T17"/></text:p>
        <text:p text:style-name="P27" loext:marker-style-name="T17"><text:span text:style-name="A15"><text:span text:style-name="T35">• Suivi des commissions</text:span></text:span><text:span text:style-name="T17"/></text:p>
        <text:p text:style-name="P26" loext:marker-style-name="T17"><text:span text:style-name="A15"><text:span text:style-name="T35">• Réservations de salles</text:span></text:span><text:span text:style-name="T17"/></text:p>
        <text:p text:style-name="P23" loext:marker-style-name="T19"><text:span text:style-name="T20">MANGIN Grazia</text:span><text:span text:style-name="T19"/></text:p>
        <text:p text:style-name="P24" loext:marker-style-name="T21"><text:span text:style-name="T21">Chef de projet « santé »</text:span><text:span text:style-name="T21"/></text:p>
        <text:p text:style-name="P14" loext:marker-style-name="T17"><text:span text:style-name="T18">grazia.mangin@lorraine-sport.com</text:span><text:span text:style-name="T17"/></text:p>
        <text:p text:style-name="P24" loext:marker-style-name="T17"><text:span text:style-name="T17">Tél. : 03 83 18 88 01</text:span><text:span text:style-name="T17"/></text:p>
        <text:p text:style-name="P25" loext:marker-style-name="T17"><text:span text:style-name="A15"><text:span text:style-name="T34">Ses missions principales</text:span></text:span><text:span text:style-name="T17"/></text:p>
        <text:p text:style-name="P27" loext:marker-style-name="T17"><text:span text:style-name="A15"><text:span text:style-name="T35">• Suivi du dispositif « Saphyr »</text:span></text:span><text:span text:style-name="T17"/></text:p>
        <text:p text:style-name="P27" loext:marker-style-name="T17"><text:span text:style-name="A15"><text:span text:style-name="T35">• Actions sport-santé</text:span></text:span><text:span text:style-name="T17"/></text:p>
        <text:p text:style-name="P27" loext:marker-style-name="T17"><text:span text:style-name="A15"><text:span text:style-name="T35">• Mise à disposition des médecins, kiné...</text:span></text:span><text:span text:style-name="T17"/></text:p>
        <text:p text:style-name="P23" loext:marker-style-name="T19"><text:span text:style-name="T20">VUILLEMARD Jeannine</text:span><text:span text:style-name="T19"/></text:p>
        <text:p text:style-name="P24" loext:marker-style-name="T21"><text:span text:style-name="T21">Secrétariat Comptabilité</text:span><text:span text:style-name="T21"/></text:p>
        <text:p text:style-name="P24" loext:marker-style-name="T17"><text:span text:style-name="T18">jeannine.vuillemard@lorraine-sport.com </text:span><text:span text:style-name="T17">Tél. : 03 83 18 87 07</text:span></text:p>
        <text:p text:style-name="P25" loext:marker-style-name="T17"><text:span text:style-name="A15"><text:span text:style-name="T34">Ses missions principales</text:span></text:span><text:span text:style-name="T17"/></text:p>
        <text:p text:style-name="P29" loext:marker-style-name="T17"><text:span text:style-name="A15"><text:span text:style-name="T35">• Gestion comptable</text:span></text:span><text:span text:style-name="T17"/></text:p>
        <text:p text:style-name="P30" loext:marker-style-name="T36"><text:span text:style-name="A15"><text:span text:style-name="T35">• Gestion des charges afférentes à la Maison régionale des Sports de Lorraine</text:span></text:span><text:span text:style-name="T37"/></text:p>
        <text:p text:style-name="P29" loext:marker-style-name="T17"><text:span text:style-name="A15"><text:span text:style-name="T35">• Suivi des récompenses</text:span></text:span><text:span text:style-name="T17"/></text:p>
        <text:p text:style-name="P28" loext:marker-style-name="T17"><text:span text:style-name="A15"><text:span text:style-name="T35">• Réservations de salles</text:span></text:span><text:span text:style-name="T17"/></text:p>
        <text:p text:style-name="P23" loext:marker-style-name="T19"><text:span text:style-name="T20">RUIZ Nathalie</text:span><text:span text:style-name="T19"/></text:p>
        <text:p text:style-name="P24" loext:marker-style-name="T21"><text:span text:style-name="T21">Chargée Impact Emploi</text:span><text:span text:style-name="T21"/></text:p>
        <text:p text:style-name="P14" loext:marker-style-name="T17"><text:span text:style-name="T18">nathalie.ruiz@lorraine-sport.com</text:span><text:span text:style-name="T17"/></text:p>
        <text:p text:style-name="P24" loext:marker-style-name="T17"><text:span text:style-name="T17">Tél. : 03 83 18 87 05</text:span><text:span text:style-name="T17"/></text:p>
        <text:p text:style-name="P31" loext:marker-style-name="T36"><text:span text:style-name="A15"><text:span text:style-name="T34">Ses missions principales</text:span></text:span><text:span text:style-name="T37"/></text:p>
        <text:p text:style-name="P29" loext:marker-style-name="T17"><text:span text:style-name="A15"><text:span text:style-name="T35">• Dispositif « impact emploi »</text:span></text:span><text:span text:style-name="T17"/></text:p>
        <text:p text:style-name="P29" loext:marker-style-name="T17"><text:span text:style-name="A15"><text:span text:style-name="T35">• Conseil des associations</text:span></text:span><text:span text:style-name="T17"/></text:p>
        <text:p text:style-name="P32" loext:marker-style-name="T1"><text:span text:style-name="T31">10 11 </text:span><text:span text:style-name="T26">Lorraine </text:span></text:p>
        <text:p text:style-name="Default"/>
        <text:p text:style-name="P8" loext:marker-style-name="T1"><text:span text:style-name="T1"/></text:p>
      </text:section>
      <text:p text:style-name="Standard"/>
      <text:p text:style-name="Standard"/>
      <text:p text:style-name="Standard"/>
      <text:p text:style-name="P33" loext:marker-style-name="T1"><text:span text:style-name="T2">4.</text:span><text:span text:style-name="T3">Les champions de la M2L</text:span></text:p>
      <text:p text:style-name="Standard"/>
      <text:p text:style-name="P34" loext:marker-style-name="T38"><text:span text:style-name="T39">Les Médaillés d'or du CROSL 1986 - 2014 </text:span></text:p>
      <text:p text:style-name="P35" loext:marker-style-name="T8"><text:span text:style-name="T10">Nom-Prénom Discipline Année </text:span><text:span text:style-name="T8"/></text:p>
      <text:p text:style-name="P35" loext:marker-style-name="T8"><text:span text:style-name="T10">Nom-Prénom Discipline Année </text:span><text:span text:style-name="T8"/></text:p>
      <text:p text:style-name="P35" loext:marker-style-name="T8"><text:span text:style-name="T8">ADE Guy CROSL 1990 </text:span><text:span text:style-name="T8"/></text:p>
      <text:p text:style-name="P35" loext:marker-style-name="T8"><text:span text:style-name="T8">ADOLPHE Pierre Handball 2005 </text:span><text:span text:style-name="T8"/></text:p>
      <text:p text:style-name="P35" loext:marker-style-name="T8"><text:span text:style-name="T8">ALLARY Jean Tennis de Table 2011 </text:span><text:span text:style-name="T8"/></text:p>
      <text:p text:style-name="P35" loext:marker-style-name="T8"><text:soft-page-break/><text:span text:style-name="T8">ALOTTO Raymond Sport Boules 2012 </text:span><text:span text:style-name="T8"/></text:p>
      <text:p text:style-name="P35" loext:marker-style-name="T8"><text:span text:style-name="T8">ANDRÉ Jean-Pierre Football 2007 </text:span><text:span text:style-name="T8"/></text:p>
      <text:p text:style-name="P35" loext:marker-style-name="T8"><text:span text:style-name="T8">ANDRESS Robert Aviron 1992 </text:span><text:span text:style-name="T8"/></text:p>
      <text:p text:style-name="P35" loext:marker-style-name="T8"><text:span text:style-name="T8">ANOUILH Francis CROSL 1992 </text:span><text:span text:style-name="T8"/></text:p>
      <text:p text:style-name="P35" loext:marker-style-name="T8"><text:span text:style-name="T8">ANTOINE Guy Football 2010 </text:span><text:span text:style-name="T8"/></text:p>
      <text:p text:style-name="P35" loext:marker-style-name="T8"><text:span text:style-name="T8">ANTOLIN Claude Volley-Ball 2005 </text:span><text:span text:style-name="T8"/></text:p>
      <text:p text:style-name="P35" loext:marker-style-name="T8"><text:span text:style-name="T8">ARNOULT Albert Aikido 1988 </text:span><text:span text:style-name="T8"/></text:p>
      <text:p text:style-name="P35" loext:marker-style-name="T8"><text:span text:style-name="T8">ATTARDO Salvatore Lutte 2014 </text:span><text:span text:style-name="T8"/></text:p>
      <text:p text:style-name="P35" loext:marker-style-name="T8"><text:span text:style-name="T8">BAECHEL Marc Football 2010 </text:span><text:span text:style-name="T8"/></text:p>
      <text:p text:style-name="P35" loext:marker-style-name="T8"><text:span text:style-name="T8">BAIKRICH René Parachutisme 2002 </text:span><text:span text:style-name="T8"/></text:p>
      <text:p text:style-name="P35" loext:marker-style-name="T8"><text:span text:style-name="T8">BALTHASSAT Pierre Natation 2000 </text:span><text:span text:style-name="T8"/></text:p>
      <text:p text:style-name="P35" loext:marker-style-name="T8"><text:span text:style-name="T8">BANA Daniel USEP 1995 </text:span><text:span text:style-name="T8"/></text:p>
      <text:p text:style-name="P35" loext:marker-style-name="T8"><text:span text:style-name="T8">BARB Christian Football 1994 </text:span><text:span text:style-name="T8"/></text:p>
      <text:p text:style-name="P35" loext:marker-style-name="T8"><text:span text:style-name="T8">BARBELIN Robert Football 2005 </text:span><text:span text:style-name="T8"/></text:p>
      <text:p text:style-name="P35" loext:marker-style-name="T8"><text:span text:style-name="T8">BARBIER Guy CROSL 1997 </text:span><text:span text:style-name="T8"/></text:p>
      <text:p text:style-name="P35" loext:marker-style-name="T8"><text:span text:style-name="T8">BEC Joseph Basket-Ball 1996 </text:span><text:span text:style-name="T8"/></text:p>
      <text:p text:style-name="P35" loext:marker-style-name="T8"><text:span text:style-name="T8">BECQUER Jean-Claude Handisport 1997 </text:span><text:span text:style-name="T8"/></text:p>
      <text:p text:style-name="P35" loext:marker-style-name="T8"><text:span text:style-name="T8">BELEY Miroslav Volley-Ball 2008 </text:span><text:span text:style-name="T8"/></text:p>
      <text:p text:style-name="P35" loext:marker-style-name="T8"><text:span text:style-name="T8">BERETTA Gaston Athlétisme 1995 </text:span><text:span text:style-name="T8"/></text:p>
      <text:p text:style-name="P35" loext:marker-style-name="T8"><text:span text:style-name="T8">BERTE Charles Handball 1992 </text:span><text:span text:style-name="T8"/></text:p>
      <text:p text:style-name="P35" loext:marker-style-name="T8"><text:span text:style-name="T8">BERTRAND Jean Football 1996 </text:span><text:span text:style-name="T8"/></text:p>
      <text:p text:style-name="P35" loext:marker-style-name="T8"><text:span text:style-name="T8">BESSLER Alexandre Echecs 2001 </text:span><text:span text:style-name="T8"/></text:p>
      <text:p text:style-name="P35" loext:marker-style-name="T8"><text:span text:style-name="T8">BICK Jean-Claude Parachutisme 2008 </text:span><text:span text:style-name="T8"/></text:p>
      <text:p text:style-name="P35" loext:marker-style-name="T8"><text:span text:style-name="T8">BLAISE André Gymnastique 1986 </text:span><text:span text:style-name="T8"/></text:p>
      <text:p text:style-name="P35" loext:marker-style-name="T8"><text:span text:style-name="T8">BOHN Jacques Vol à voile 2010 </text:span><text:span text:style-name="T8"/></text:p>
      <text:p text:style-name="P35" loext:marker-style-name="T8"><text:span text:style-name="T8">BONAL André Athlétisme 1996 </text:span><text:span text:style-name="T8"/></text:p>
      <text:p text:style-name="P35" loext:marker-style-name="T8"><text:span text:style-name="T8">BORD Serge Athlétisme 1999 </text:span><text:span text:style-name="T8"/></text:p>
      <text:p text:style-name="P35" loext:marker-style-name="T8"><text:span text:style-name="T8">BORDELLIER Jean Athlétisme 1997 </text:span><text:span text:style-name="T8"/></text:p>
      <text:p text:style-name="P35" loext:marker-style-name="T8"><text:span text:style-name="T8">BOROWSKI Antoine Athlétisme 2005 </text:span><text:span text:style-name="T8"/></text:p>
      <text:p text:style-name="P35" loext:marker-style-name="T8"><text:span text:style-name="T8">BORRACCINO Bernard F.S.G.T. 1997 </text:span><text:span text:style-name="T8"/></text:p>
      <text:p text:style-name="P35" loext:marker-style-name="T8"><text:span text:style-name="T8">BOULANGER Jean-Claude Natation 2011 </text:span><text:span text:style-name="T8"/></text:p>
      <text:p text:style-name="P35" loext:marker-style-name="T8"><text:span text:style-name="T8">BOUR Jean-Claude Volley-Ball 1996 </text:span><text:span text:style-name="T8"/></text:p>
      <text:p text:style-name="P35" loext:marker-style-name="T8"><text:span text:style-name="T8">BOURGER Jean-Pierre Parachutisme 2005 </text:span><text:span text:style-name="T8"/></text:p>
      <text:p text:style-name="P35" loext:marker-style-name="T8"><text:span text:style-name="T8">BOURZEIX Claude Handball 2014 </text:span><text:span text:style-name="T8"/></text:p>
      <text:p text:style-name="P35" loext:marker-style-name="T8"><text:span text:style-name="T8">BOVI Célestin CROSL 1989 </text:span><text:span text:style-name="T8"/></text:p>
      <text:p text:style-name="P35" loext:marker-style-name="T8"><text:span text:style-name="T8">BRAGARD Philippe CROSL 1991 </text:span><text:span text:style-name="T8"/></text:p>
      <text:p text:style-name="P35" loext:marker-style-name="T8"><text:span text:style-name="T8">BRAUN François Handball 1989 </text:span><text:span text:style-name="T8"/></text:p>
      <text:p text:style-name="P35" loext:marker-style-name="T8"><text:span text:style-name="T8">BRIAULT Raymond Athlétisme 1993 </text:span><text:span text:style-name="T8"/></text:p>
      <text:p text:style-name="P35" loext:marker-style-name="T8"><text:span text:style-name="T8">BUCHERT Marcel Football 1988 </text:span><text:span text:style-name="T8"/></text:p>
      <text:p text:style-name="P35" loext:marker-style-name="T8"><text:span text:style-name="T8">BUGADA Jean Tennis de Table 1991 </text:span><text:span text:style-name="T8"/></text:p>
      <text:p text:style-name="P35" loext:marker-style-name="T8"><text:span text:style-name="T8">BURG Gérard Athlétisme 2009 </text:span><text:span text:style-name="T8"/></text:p>
      <text:p text:style-name="P35" loext:marker-style-name="T8"><text:span text:style-name="T8">BURGER Guy Football 1989 </text:span><text:span text:style-name="T8"/></text:p>
      <text:p text:style-name="P35" loext:marker-style-name="T8"><text:span text:style-name="T8">CABRI-WILTZER Odette CROSL 2006 </text:span><text:span text:style-name="T8"/></text:p>
      <text:p text:style-name="P35" loext:marker-style-name="T8"><text:span text:style-name="T8">CAMU Renée Aviron 1993 </text:span><text:span text:style-name="T8"/></text:p>
      <text:p text:style-name="P35" loext:marker-style-name="T8"><text:span text:style-name="T8">CESSA Aristide Pétanque 1990 </text:span><text:span text:style-name="T8"/></text:p>
      <text:p text:style-name="P35" loext:marker-style-name="T8"><text:span text:style-name="T8">CHEVALLIER Daniel Gymnastique 2004 </text:span><text:span text:style-name="T8"/></text:p>
      <text:p text:style-name="P35" loext:marker-style-name="T8"><text:span text:style-name="T8">CHRETIEN Henri Athlétisme 1990 </text:span><text:span text:style-name="T8"/></text:p>
      <text:p text:style-name="P35" loext:marker-style-name="T8"><text:span text:style-name="T8">CHRISTNER Edmond Aïkido Budo 2001 </text:span><text:span text:style-name="T8"/></text:p>
      <text:p text:style-name="P35" loext:marker-style-name="T8"><text:span text:style-name="T8">CIRQ Waldemar Lutte 1997 </text:span><text:span text:style-name="T8"/></text:p>
      <text:p text:style-name="P35" loext:marker-style-name="T8"><text:span text:style-name="T8">CLEMENT André Boules 1992 </text:span><text:span text:style-name="T8"/></text:p>
      <text:p text:style-name="P35" loext:marker-style-name="T8"><text:span text:style-name="T8">CLUS Danièle Tennis de Table 1996 </text:span><text:span text:style-name="T8"/></text:p>
      <text:p text:style-name="P35" loext:marker-style-name="T8"><text:span text:style-name="T8">COCIANCICH Stellio CROSL 2011 </text:span><text:span text:style-name="T8"/></text:p>
      <text:p text:style-name="P35" loext:marker-style-name="T8"><text:span text:style-name="T8">COLLET Michel CROSL 1992 </text:span><text:span text:style-name="T8"/></text:p>
      <text:p text:style-name="P35" loext:marker-style-name="T8"><text:span text:style-name="T8">COLLOT Hervé Football 2011 </text:span><text:span text:style-name="T8"/></text:p>
      <text:p text:style-name="P35" loext:marker-style-name="T8"><text:span text:style-name="T8">COMBREMONT Guy Médaillés 2004 </text:span><text:span text:style-name="T8"/></text:p>
      <text:p text:style-name="P35" loext:marker-style-name="T8"><text:span text:style-name="T8">COTIN Georges Judo 1986 </text:span><text:span text:style-name="T8"/></text:p>
      <text:p text:style-name="P35" loext:marker-style-name="T8"><text:span text:style-name="T8">COTINAUT Christiane CROSL 2006 </text:span><text:span text:style-name="T8"/></text:p>
      <text:p text:style-name="P35" loext:marker-style-name="T8"><text:span text:style-name="T8">COUR Jean-François CROSL 2011 </text:span><text:span text:style-name="T8"/></text:p>
      <text:p text:style-name="P35" loext:marker-style-name="T8"><text:span text:style-name="T8">DALLE FRATTE Gérard CROSL 2011 </text:span><text:span text:style-name="T8"/></text:p>
      <text:p text:style-name="P35" loext:marker-style-name="T8"><text:soft-page-break/><text:span text:style-name="T8">DANELUZ Eugène Boules 1990 </text:span><text:span text:style-name="T8"/></text:p>
      <text:p text:style-name="P35" loext:marker-style-name="T8"><text:span text:style-name="T8">DELAVAQUERIE Gérard CROSL 2007 </text:span><text:span text:style-name="T8"/></text:p>
      <text:p text:style-name="P35" loext:marker-style-name="T8"><text:span text:style-name="T8">DELGRANDE Louis Boules 1992 </text:span><text:span text:style-name="T8"/></text:p>
      <text:p text:style-name="P35" loext:marker-style-name="T8"><text:span text:style-name="T8">DELON François Football 2013 </text:span><text:span text:style-name="T8"/></text:p>
      <text:p text:style-name="P35" loext:marker-style-name="T8"><text:span text:style-name="T8">DELVAUX Jacques Athlétisme 1993 </text:span><text:span text:style-name="T8"/></text:p>
      <text:p text:style-name="P35" loext:marker-style-name="T8"><text:span text:style-name="T8">DEMAILLY Noël Basket-Ball 1991 </text:span><text:span text:style-name="T8"/></text:p>
      <text:p text:style-name="P35" loext:marker-style-name="T8"><text:span text:style-name="T8">DEMANAGE Ludovic Basket-Ball 1995 </text:span><text:span text:style-name="T8"/></text:p>
      <text:p text:style-name="P35" loext:marker-style-name="T8"><text:span text:style-name="T8">DESUMER Bernard Football 2002 </text:span><text:span text:style-name="T8"/></text:p>
      <text:p text:style-name="P35" loext:marker-style-name="T8"><text:span text:style-name="T8">DIDA Jean-Pierre Basket-Ball 2000 </text:span><text:span text:style-name="T8"/></text:p>
      <text:p text:style-name="P35" loext:marker-style-name="T8"><text:span text:style-name="T8">DILLMANN Jean-Michel Football 2003 </text:span><text:span text:style-name="T8"/></text:p>
      <text:p text:style-name="P35" loext:marker-style-name="T8"><text:span text:style-name="T8">DONNEADIEU Roland Cyclisme 1989 </text:span><text:span text:style-name="T8"/></text:p>
      <text:p text:style-name="P35" loext:marker-style-name="T8"><text:span text:style-name="T8">DONNY Jean-Claude Handball 1999 </text:span><text:span text:style-name="T8"/></text:p>
      <text:p text:style-name="P35" loext:marker-style-name="T8"><text:span text:style-name="T8">DOUCHET Bernard Athlétisme 1995 </text:span><text:span text:style-name="T8"/></text:p>
      <text:p text:style-name="P35" loext:marker-style-name="T8"><text:span text:style-name="T8">DUFOUR Marie-France Danse 1999 </text:span><text:span text:style-name="T8"/></text:p>
      <text:p text:style-name="P35" loext:marker-style-name="T8"><text:span text:style-name="T8">DUPLESSIS Roger Football 1989 </text:span><text:span text:style-name="T8"/></text:p>
      <text:p text:style-name="P35" loext:marker-style-name="T8"><text:span text:style-name="T8">ECKLY Louis Football 2003 </text:span><text:span text:style-name="T8"/></text:p>
      <text:p text:style-name="P35" loext:marker-style-name="T8"><text:span text:style-name="T8">EDLER René Boxe Anglaise 2005 </text:span><text:span text:style-name="T8"/></text:p>
      <text:p text:style-name="P35" loext:marker-style-name="T8"><text:span text:style-name="T8">ESSEMILAIRE Jean Athlétisme 1990 </text:span><text:span text:style-name="T8"/></text:p>
      <text:p text:style-name="P35" loext:marker-style-name="T8"><text:span text:style-name="T8">ETHEVENOT René Aviron 1994 </text:span><text:span text:style-name="T8"/></text:p>
      <text:p text:style-name="P35" loext:marker-style-name="T8"><text:span text:style-name="T8">FAUCHERY François CROSL 1993 </text:span><text:span text:style-name="T8"/></text:p>
      <text:p text:style-name="P35" loext:marker-style-name="T8"><text:span text:style-name="T8">FELTEN Jean Tennis de Table 2001 </text:span><text:span text:style-name="T8"/></text:p>
      <text:p text:style-name="P35" loext:marker-style-name="T8"><text:span text:style-name="T8">FERRY Georges Motocyclisme 1989 </text:span><text:span text:style-name="T8"/></text:p>
      <text:p text:style-name="P35" loext:marker-style-name="T8"><text:span text:style-name="T8">FISCHER Emile CDOS 57 1993 </text:span><text:span text:style-name="T8"/></text:p>
      <text:p text:style-name="P35" loext:marker-style-name="T8"><text:span text:style-name="T8">FISCHER Gaston Athlétisme 1993 </text:span><text:span text:style-name="T8"/></text:p>
      <text:p text:style-name="P35" loext:marker-style-name="T8"><text:span text:style-name="T8">FLAGEUL Jean CROSL 1992 </text:span><text:span text:style-name="T8"/></text:p>
      <text:p text:style-name="P35" loext:marker-style-name="T8"><text:span text:style-name="T8">FLAMMANT François Basket-Ball 1994 </text:span><text:span text:style-name="T8"/></text:p>
      <text:p text:style-name="P35" loext:marker-style-name="T8"><text:span text:style-name="T8">FOURNIER René F.F. EPMM 2002 </text:span><text:span text:style-name="T8"/></text:p>
      <text:p text:style-name="P35" loext:marker-style-name="T8"><text:span text:style-name="T8">FRIEDERICH Paul Aïkido 1988 </text:span><text:span text:style-name="T8"/></text:p>
      <text:p text:style-name="P35" loext:marker-style-name="T8"><text:span text:style-name="T8">G’SELL Jacques Club Alpin Français 2002 </text:span><text:span text:style-name="T8"/></text:p>
      <text:p text:style-name="P35" loext:marker-style-name="T8"><text:span text:style-name="T8">GAMBS Antoine Gymnastique 1998 </text:span><text:span text:style-name="T8"/></text:p>
      <text:p text:style-name="P35" loext:marker-style-name="T8"><text:span text:style-name="T8">GARDEREAU Georges Lutte 2005 </text:span><text:span text:style-name="T8"/></text:p>
      <text:p text:style-name="P35" loext:marker-style-name="T8"><text:span text:style-name="T8">GASCARD Michel Athlétisme 2003 </text:span><text:span text:style-name="T8"/></text:p>
      <text:p text:style-name="P35" loext:marker-style-name="T8"><text:span text:style-name="T8">GASTALDELLO Lucien CROSL 2002 </text:span><text:span text:style-name="T8"/></text:p>
      <text:p text:style-name="P35" loext:marker-style-name="T8"><text:span text:style-name="T8">GAULARD André Motocyclisme 1987 </text:span><text:span text:style-name="T8"/></text:p>
      <text:p text:style-name="P35" loext:marker-style-name="T8"><text:span text:style-name="T8">GAVINI Sampiero CROSL 2011 </text:span><text:span text:style-name="T8"/></text:p>
      <text:p text:style-name="P35" loext:marker-style-name="T8"><text:span text:style-name="T8">GEORGE Michel Handball 1992 </text:span><text:span text:style-name="T8"/></text:p>
      <text:p text:style-name="P35" loext:marker-style-name="T8"><text:span text:style-name="T8">GERMAIN Robert Football 1992 </text:span><text:span text:style-name="T8"/></text:p>
      <text:p text:style-name="P35" loext:marker-style-name="T8"><text:span text:style-name="T8">GERVAIL René Cyclisme 1988 </text:span><text:span text:style-name="T8"/></text:p>
      <text:p text:style-name="P35" loext:marker-style-name="T8"><text:span text:style-name="T8">GETTI André Football 1997 </text:span><text:span text:style-name="T8"/></text:p>
      <text:p text:style-name="P35" loext:marker-style-name="T8"><text:span text:style-name="T8">GIROUX Daniel Volley Ball 2012 </text:span><text:span text:style-name="T8"/></text:p>
      <text:p text:style-name="P35" loext:marker-style-name="T8"><text:span text:style-name="T8">GLAUDEL Jean-Claude Natation 2005 </text:span><text:span text:style-name="T8"/></text:p>
      <text:p text:style-name="P35" loext:marker-style-name="T8"><text:span text:style-name="T8">GOSSET Henri Athlétisme 1990 </text:span><text:span text:style-name="T8"/></text:p>
      <text:p text:style-name="P35" loext:marker-style-name="T8"><text:span text:style-name="T8">GOURY André FSGT 2014 </text:span><text:span text:style-name="T8"/></text:p>
      <text:p text:style-name="P35" loext:marker-style-name="T8"><text:span text:style-name="T8">GRANDGEORGE Maurice Escrime 1988 </text:span><text:span text:style-name="T8"/></text:p>
      <text:p text:style-name="P35" loext:marker-style-name="T8"><text:span text:style-name="T8">GRIMON Robert Athlétisme 1998 </text:span><text:span text:style-name="T8"/></text:p>
      <text:p text:style-name="P35" loext:marker-style-name="T8"><text:span text:style-name="T8">GRUSS Gilbert Karaté 2003 </text:span><text:span text:style-name="T8"/></text:p>
      <text:p text:style-name="P35" loext:marker-style-name="T8"><text:span text:style-name="T8">GUERRE Jean-Noël Basket-ball 2010 </text:span><text:span text:style-name="T8"/></text:p>
      <text:p text:style-name="P35" loext:marker-style-name="T8"><text:span text:style-name="T8">GUILLAUME Louis Gymnastique 1993 </text:span><text:span text:style-name="T8"/></text:p>
      <text:p text:style-name="P35" loext:marker-style-name="T8"><text:span text:style-name="T8">HALBWACHS Lucien Athlétisme 1994 </text:span><text:span text:style-name="T8"/></text:p>
      <text:p text:style-name="P35" loext:marker-style-name="T8"><text:span text:style-name="T8">HAMEN Marcel Judo 1991 </text:span><text:span text:style-name="T8"/></text:p>
      <text:p text:style-name="P35" loext:marker-style-name="T8"><text:span text:style-name="T8">HANSEN Jean-Paul Judo 1988 </text:span><text:span text:style-name="T8"/></text:p>
      <text:p text:style-name="P35" loext:marker-style-name="T8"><text:span text:style-name="T8">HANUS Jean-Pierre CROSL 1993 </text:span><text:span text:style-name="T8"/></text:p>
      <text:p text:style-name="P35" loext:marker-style-name="T8"><text:span text:style-name="T8">HAYDO Guillaume Handball 1987 </text:span><text:span text:style-name="T8"/></text:p>
      <text:p text:style-name="P35" loext:marker-style-name="T8"><text:span text:style-name="T8">HAYE Gaston Rugby 2003 </text:span><text:span text:style-name="T8"/></text:p>
      <text:p text:style-name="P35" loext:marker-style-name="T8"><text:span text:style-name="T8">HEIN Rodolphe Boules 1999 </text:span><text:span text:style-name="T8"/></text:p>
      <text:p text:style-name="P35" loext:marker-style-name="T8"><text:span text:style-name="T8">HENRIET André Gymnastique 1986 </text:span><text:span text:style-name="T8"/></text:p>
      <text:p text:style-name="P35" loext:marker-style-name="T8"><text:span text:style-name="T8">HERBEMONT Jean Aviron 1991 </text:span><text:span text:style-name="T8"/></text:p>
      <text:p text:style-name="P35" loext:marker-style-name="T8"><text:span text:style-name="T8">HOHLER Vincent Canoë Kayak 2014 </text:span><text:span text:style-name="T8"/></text:p>
      <text:p text:style-name="P35" loext:marker-style-name="T8"><text:span text:style-name="T8">HOLTZINGER Jospeh Boules 1994 </text:span><text:span text:style-name="T8"/></text:p>
      <text:p text:style-name="P35" loext:marker-style-name="T8"><text:soft-page-break/><text:span text:style-name="T8">HUBER Gaston Football 1994 </text:span><text:span text:style-name="T8"/></text:p>
      <text:p text:style-name="P35" loext:marker-style-name="T8"><text:span text:style-name="T8">HUMBERT Claude Cyclisme 2003 </text:span><text:span text:style-name="T8"/></text:p>
      <text:p text:style-name="P35" loext:marker-style-name="T8"><text:span text:style-name="T8">IDOUX Roger Cyclisme 1991 </text:span><text:span text:style-name="T8"/></text:p>
      <text:p text:style-name="P35" loext:marker-style-name="T8"><text:span text:style-name="T8">INDRIGO Daniel Natation 2007 </text:span><text:span text:style-name="T8"/></text:p>
      <text:p text:style-name="P35" loext:marker-style-name="T8"><text:span text:style-name="T8">JACQUEMIN Marc Aéromodélisme 1994 </text:span><text:span text:style-name="T8"/></text:p>
      <text:p text:style-name="P35" loext:marker-style-name="T8"><text:span text:style-name="T8">JACQUOT Daniel Athlétisme 2012 </text:span><text:span text:style-name="T8"/></text:p>
      <text:p text:style-name="P35" loext:marker-style-name="T8"><text:span text:style-name="T8">JACQUOT Louis Handball 1994 </text:span><text:span text:style-name="T8"/></text:p>
      <text:p text:style-name="P35" loext:marker-style-name="T8"><text:span text:style-name="T8">JEANJEAN Henri Canoë Kayak 1992 </text:span><text:span text:style-name="T8"/></text:p>
      <text:p text:style-name="P35" loext:marker-style-name="T8"><text:span text:style-name="T8">JOB Sylvain Escrime 1995 </text:span><text:span text:style-name="T8"/></text:p>
      <text:p text:style-name="P35" loext:marker-style-name="T8"><text:span text:style-name="T8">JULIEN Antoine Motocyclisme 2008 </text:span><text:span text:style-name="T8"/></text:p>
      <text:p text:style-name="P35" loext:marker-style-name="T8"><text:span text:style-name="T8">JULO Jean-Pierre USEP 1995 </text:span><text:span text:style-name="T8"/></text:p>
      <text:p text:style-name="P35" loext:marker-style-name="T8"><text:span text:style-name="T8">KADE Henri Volley-Ball 1988 </text:span><text:span text:style-name="T8"/></text:p>
      <text:p text:style-name="P35" loext:marker-style-name="T8"><text:span text:style-name="T8">KAUDERER Siegfried Motocyclisme 2011 </text:span><text:span text:style-name="T8"/></text:p>
      <text:p text:style-name="P35" loext:marker-style-name="T8"><text:span text:style-name="T8">KEIME Claude Football 2002 </text:span><text:span text:style-name="T8"/></text:p>
      <text:p text:style-name="P35" loext:marker-style-name="T8"><text:span text:style-name="T8">KICHENBRAND Monique Natation 2002 </text:span><text:span text:style-name="T8"/></text:p>
      <text:p text:style-name="P35" loext:marker-style-name="T8"><text:span text:style-name="T8">KIEFFER Adolphe Football 1990 </text:span><text:span text:style-name="T8"/></text:p>
      <text:p text:style-name="P35" loext:marker-style-name="T8"><text:span text:style-name="T8">KINTZ Georges Police 2000 </text:span><text:span text:style-name="T8"/></text:p>
      <text:p text:style-name="P35" loext:marker-style-name="T8"><text:span text:style-name="T8">KIPPERT René CROSL 1986 </text:span><text:span text:style-name="T8"/></text:p>
      <text:p text:style-name="P35" loext:marker-style-name="T8"><text:span text:style-name="T8">KISTER Robert CROSL 1992 </text:span><text:span text:style-name="T8"/></text:p>
      <text:p text:style-name="P35" loext:marker-style-name="T8"><text:span text:style-name="T8">KLEIN Henri CROSL 1992 </text:span><text:span text:style-name="T8"/></text:p>
      <text:p text:style-name="P35" loext:marker-style-name="T8"><text:span text:style-name="T8">KRIER Dominique Tennis de Table 2008 </text:span><text:span text:style-name="T8"/></text:p>
      <text:p text:style-name="P35" loext:marker-style-name="T8"><text:span text:style-name="T8">LAFFITTE Yves Rugby 1997 </text:span><text:span text:style-name="T8"/></text:p>
      <text:p text:style-name="P35" loext:marker-style-name="T8"><text:span text:style-name="T8">LAGARDE Jean Athlétisme 1989 </text:span><text:span text:style-name="T8"/></text:p>
      <text:p text:style-name="P35" loext:marker-style-name="T8"><text:span text:style-name="T8">LAGRANGE Roger Football 2012 </text:span><text:span text:style-name="T8"/></text:p>
      <text:p text:style-name="P35" loext:marker-style-name="T8"><text:span text:style-name="T8">LAMAZE Denis Tennis de Table 2012 </text:span><text:span text:style-name="T8"/></text:p>
      <text:p text:style-name="P35" loext:marker-style-name="T8"><text:span text:style-name="T8">LAMY Gérard Pétanque 1997 </text:span><text:span text:style-name="T8"/></text:p>
      <text:p text:style-name="P35" loext:marker-style-name="T8"><text:span text:style-name="T8">LARBALETRIER Charles CDOS 57 1992 </text:span><text:span text:style-name="T8"/></text:p>
      <text:p text:style-name="P35" loext:marker-style-name="T8"><text:span text:style-name="T8">LASSEAUX Jean Aviron 1992 </text:span><text:span text:style-name="T8"/></text:p>
      <text:p text:style-name="P35" loext:marker-style-name="T8"><text:span text:style-name="T10">Nom-Prénom Discipline Année </text:span><text:span text:style-name="T8"/></text:p>
      <text:p text:style-name="P35" loext:marker-style-name="T8"><text:span text:style-name="T10">Nom-Prénom Discipline Année </text:span><text:span text:style-name="T8"/></text:p>
      <text:p text:style-name="P16" loext:marker-style-name="T25"><text:span text:style-name="T31">30 31 </text:span><text:span text:style-name="T26">Lorraine Lorraine </text:span></text:p>
      <text:section text:style-name="Sect2" text:name="Section1">
        <text:p text:style-name="P36" loext:marker-style-name="T40"><text:span text:style-name="T41">LEFOLL Jean-Michel Escrime 1998</text:span><text:span text:style-name="T40"/></text:p>
        <text:p text:style-name="P35" loext:marker-style-name="T6"><text:span text:style-name="T6">LEFORESTIER Henri CROSL 1990</text:span><text:span text:style-name="T6"/></text:p>
        <text:p text:style-name="P35" loext:marker-style-name="T6"><text:span text:style-name="T6">LEGROS Michel Escrime 1995</text:span><text:span text:style-name="T6"/></text:p>
        <text:p text:style-name="P35" loext:marker-style-name="T6"><text:span text:style-name="T6">LEMAIRE Georges Tennis de Table 2001</text:span><text:span text:style-name="T6"/></text:p>
        <text:p text:style-name="P35" loext:marker-style-name="T6"><text:span text:style-name="T6">LEMERCIER Jocelyne Course d’Orientation 2008</text:span><text:span text:style-name="T6"/></text:p>
        <text:p text:style-name="P35" loext:marker-style-name="T6"><text:span text:style-name="T6">LEONARD Gérard CROSL 2002</text:span><text:span text:style-name="T6"/></text:p>
        <text:p text:style-name="P35" loext:marker-style-name="T6"><text:span text:style-name="T6">LEPINE Pierre Basket-Ball 1996</text:span><text:span text:style-name="T6"/></text:p>
        <text:p text:style-name="P35" loext:marker-style-name="T6"><text:span text:style-name="T6">LEROUGE Gilbert André Handisport 2001</text:span><text:span text:style-name="T6"/></text:p>
        <text:p text:style-name="P35" loext:marker-style-name="T6"><text:span text:style-name="T6">LESAULNIER Roger Athlétisme 1989</text:span><text:span text:style-name="T6"/></text:p>
        <text:p text:style-name="P35" loext:marker-style-name="T6"><text:span text:style-name="T6">LESBACHES Jacques Football 2005</text:span><text:span text:style-name="T6"/></text:p>
        <text:p text:style-name="P35" loext:marker-style-name="T6"><text:span text:style-name="T6">LESCASSE Gérard CROSL 1996</text:span><text:span text:style-name="T6"/></text:p>
        <text:p text:style-name="P35" loext:marker-style-name="T6"><text:span text:style-name="T6">LHOTTE Bernard Pétanque 1995</text:span><text:span text:style-name="T6"/></text:p>
        <text:p text:style-name="P35" loext:marker-style-name="T6"><text:span text:style-name="T6">LHUILLIER Jacques Escrime 1995</text:span><text:span text:style-name="T6"/></text:p>
        <text:p text:style-name="P35" loext:marker-style-name="T6"><text:span text:style-name="T6">LINDEN Gabriel Ski 1989</text:span><text:span text:style-name="T6"/></text:p>
        <text:p text:style-name="P35" loext:marker-style-name="T6"><text:span text:style-name="T6">LOEFFLER Gaston Football 2014</text:span><text:span text:style-name="T6"/></text:p>
        <text:p text:style-name="P35" loext:marker-style-name="T6"><text:span text:style-name="T6">LOPEZ René Football 2000</text:span><text:span text:style-name="T6"/></text:p>
        <text:p text:style-name="P35" loext:marker-style-name="T6"><text:span text:style-name="T6">LORS Yves Judo 1993</text:span><text:span text:style-name="T6"/></text:p>
        <text:p text:style-name="P35" loext:marker-style-name="T6"><text:span text:style-name="T6">LORY Yves Tennis de Table 1990</text:span><text:span text:style-name="T6"/></text:p>
        <text:p text:style-name="P35" loext:marker-style-name="T6"><text:span text:style-name="T6">LUX Alain CROSL 2013</text:span><text:span text:style-name="T6"/></text:p>
        <text:p text:style-name="P35" loext:marker-style-name="T6"><text:span text:style-name="T6">MACCHIA Michel Gymnastique 1986</text:span><text:span text:style-name="T6"/></text:p>
        <text:p text:style-name="P35" loext:marker-style-name="T6"><text:span text:style-name="T6">MACHIN Roger Football 1994</text:span><text:span text:style-name="T6"/></text:p>
        <text:p text:style-name="P35" loext:marker-style-name="T6"><text:span text:style-name="T6">MAITREPIERRE Henri Volley-Ball 2001</text:span><text:span text:style-name="T6"/></text:p>
        <text:p text:style-name="P35" loext:marker-style-name="T6"><text:span text:style-name="T6">MAJOREL Bernard Sport Boules 2012</text:span><text:span text:style-name="T6"/></text:p>
        <text:p text:style-name="P35" loext:marker-style-name="T6"><text:span text:style-name="T6">MALAISE Jean Aïkido FFAAA 2003</text:span><text:span text:style-name="T6"/></text:p>
        <text:p text:style-name="P35" loext:marker-style-name="T6"><text:span text:style-name="T6">MALHERBE Pierre Judo 2004</text:span><text:span text:style-name="T6"/></text:p>
        <text:p text:style-name="P35" loext:marker-style-name="T6"><text:span text:style-name="T6">MALUCELLI Archimède Bowling Quilles 1997</text:span><text:span text:style-name="T6"/></text:p>
        <text:p text:style-name="P35" loext:marker-style-name="T6"><text:span text:style-name="T6">MANINETTI Alexandre Football 1991</text:span><text:span text:style-name="T6"/></text:p>
        <text:p text:style-name="P35" loext:marker-style-name="T6"><text:span text:style-name="T6">MAREY Marcel Athlétisme 1987</text:span><text:span text:style-name="T6"/></text:p>
        <text:p text:style-name="P35" loext:marker-style-name="T6"><text:span text:style-name="T6">MARQUIS François CROSL 2006</text:span><text:span text:style-name="T6"/></text:p>
        <text:p text:style-name="P35" loext:marker-style-name="T6"><text:span text:style-name="T6">MARSAIS Roland Judo 1993</text:span><text:span text:style-name="T6"/></text:p>
        <text:p text:style-name="P35" loext:marker-style-name="T6"><text:span text:style-name="T6">MARSON Pierre Aviron 1992</text:span><text:span text:style-name="T6"/></text:p>
        <text:p text:style-name="P35" loext:marker-style-name="T6"><text:span text:style-name="T6">MASSON Guy Football 1999</text:span><text:span text:style-name="T6"/></text:p>
        <text:p text:style-name="P35" loext:marker-style-name="T6"><text:span text:style-name="T6">MASSON PAYEUR Corine Aikido AB 2008</text:span><text:span text:style-name="T6"/></text:p>
        <text:p text:style-name="P35" loext:marker-style-name="T6"><text:span text:style-name="T6">MATHIER Jean Tennis de Table 1987</text:span><text:span text:style-name="T6"/></text:p>
        <text:p text:style-name="P35" loext:marker-style-name="T6"><text:span text:style-name="T6">MAZZOLENI Claude Karaté 2012</text:span><text:span text:style-name="T6"/></text:p>
        <text:p text:style-name="P35" loext:marker-style-name="T6"><text:span text:style-name="T6">MELCHIOR Pierre Football 1990</text:span><text:span text:style-name="T6"/></text:p>
        <text:p text:style-name="P35" loext:marker-style-name="T6"><text:span text:style-name="T6">MELEY Henri CROSL 1986</text:span><text:span text:style-name="T6"/></text:p>
        <text:p text:style-name="P35" loext:marker-style-name="T6"><text:span text:style-name="T6">MELINE Jean Tennis de Table 1988</text:span><text:span text:style-name="T6"/></text:p>
        <text:p text:style-name="P35" loext:marker-style-name="T6"><text:span text:style-name="T6">MENNESSIER Henri Judo 1991</text:span><text:span text:style-name="T6"/></text:p>
        <text:p text:style-name="P35" loext:marker-style-name="T6"><text:span text:style-name="T6">MERCY Jean-Marie Tennis de Table 2003</text:span><text:span text:style-name="T6"/></text:p>
        <text:p text:style-name="P35" loext:marker-style-name="T6"><text:span text:style-name="T6">MERKLING Morvan Basket-Ball 1996</text:span><text:span text:style-name="T6"/></text:p>
        <text:p text:style-name="P35" loext:marker-style-name="T6"><text:span text:style-name="T6">MERVELET Marcel Volley-Ball 2002</text:span><text:span text:style-name="T6"/></text:p>
        <text:p text:style-name="P35" loext:marker-style-name="T6"><text:span text:style-name="T6">METZ Jean Boules 1990</text:span><text:span text:style-name="T6"/></text:p>
        <text:p text:style-name="P35" loext:marker-style-name="T6"><text:span text:style-name="T6">MICHEL Paul Football 2005</text:span><text:span text:style-name="T6"/></text:p>
        <text:p text:style-name="P35" loext:marker-style-name="T6"><text:span text:style-name="T6">MILLON Marie-Thérèse Basket-Ball 1990</text:span><text:span text:style-name="T6"/></text:p>
        <text:p text:style-name="P35" loext:marker-style-name="T6"><text:span text:style-name="T6">MINA Jean Boules 1989</text:span><text:span text:style-name="T6"/></text:p>
        <text:p text:style-name="P35" loext:marker-style-name="T6"><text:span text:style-name="T6">MOINAUX Jean-François CROSL 2013</text:span><text:span text:style-name="T6"/></text:p>
        <text:p text:style-name="P35" loext:marker-style-name="T6"><text:span text:style-name="T6">MOREL Guy Aviron 2004</text:span><text:span text:style-name="T6"/></text:p>
        <text:p text:style-name="P35" loext:marker-style-name="T6"><text:span text:style-name="T6">MOTSCHWILLER J. Marie Football 2008</text:span><text:span text:style-name="T6"/></text:p>
        <text:p text:style-name="P35" loext:marker-style-name="T6"><text:span text:style-name="T6">MOUREY Robert Aviron 2004</text:span><text:span text:style-name="T6"/></text:p>
        <text:p text:style-name="P35" loext:marker-style-name="T6"><text:span text:style-name="T6">MULLER Amédée Club Alpin Français 1999</text:span><text:span text:style-name="T6"/></text:p>
        <text:p text:style-name="P35" loext:marker-style-name="T6"><text:span text:style-name="T6">NICOLAS Jean Basket-Ball 1991</text:span><text:span text:style-name="T6"/></text:p>
        <text:p text:style-name="P35" loext:marker-style-name="T6"><text:span text:style-name="T6">NOEL Bernard Volley-Ball 1988</text:span><text:span text:style-name="T6"/></text:p>
        <text:p text:style-name="P35" loext:marker-style-name="T6"><text:span text:style-name="T6">NOEL Robert Football 1993</text:span><text:span text:style-name="T6"/></text:p>
        <text:p text:style-name="P35" loext:marker-style-name="T6"><text:span text:style-name="T6">NOEL Roland Football 1993</text:span><text:span text:style-name="T6"/></text:p>
        <text:p text:style-name="P35" loext:marker-style-name="T6"><text:span text:style-name="T6">NOVAK Jean F.S.G.T. 1991</text:span><text:span text:style-name="T6"/></text:p>
        <text:p text:style-name="P35" loext:marker-style-name="T6"><text:span text:style-name="T6">OTTAVIANI Rocco Judo 2002</text:span><text:span text:style-name="T6"/></text:p>
        <text:p text:style-name="P35" loext:marker-style-name="T6"><text:span text:style-name="T6">PAFFONI Raoul Rugby 2003</text:span><text:span text:style-name="T6"/></text:p>
        <text:p text:style-name="P35" loext:marker-style-name="T6"><text:span text:style-name="T6">PALCZYNSKI Casimir CROSL 1993</text:span><text:span text:style-name="T6"/></text:p>
        <text:p text:style-name="P35" loext:marker-style-name="T6"><text:span text:style-name="T6">PAQUIN Bernard Football 2011</text:span><text:span text:style-name="T6"/></text:p>
        <text:p text:style-name="P35" loext:marker-style-name="T6"><text:span text:style-name="T6">PARENT Gilbert Judo 1991</text:span><text:span text:style-name="T6"/></text:p>
        <text:p text:style-name="P35" loext:marker-style-name="T6"><text:span text:style-name="T6">PARIS René Tennis de Table 2005</text:span><text:span text:style-name="T6"/></text:p>
        <text:p text:style-name="P35" loext:marker-style-name="T6"><text:span text:style-name="T6">PASCOT Aldo Boules 1990</text:span><text:span text:style-name="T6"/></text:p>
        <text:p text:style-name="P35" loext:marker-style-name="T6"><text:span text:style-name="T6">PAUL Pierre Basket-Ball 1990</text:span><text:span text:style-name="T6"/></text:p>
        <text:p text:style-name="P35" loext:marker-style-name="T6"><text:span text:style-name="T6">PEREZ Manuel Gym. Volontaire 2009</text:span><text:span text:style-name="T6"/></text:p>
        <text:p text:style-name="P35" loext:marker-style-name="T6"><text:span text:style-name="T6">PERNAR Thomas Rugby 2010</text:span><text:span text:style-name="T6"/></text:p>
        <text:p text:style-name="P35" loext:marker-style-name="T6"><text:span text:style-name="T6">PERRIN Albert Athlétisme 1997</text:span><text:span text:style-name="T6"/></text:p>
        <text:p text:style-name="P35" loext:marker-style-name="T6"><text:span text:style-name="T6">PERRIN Daniel Volley-Ball 2010</text:span><text:span text:style-name="T6"/></text:p>
        <text:p text:style-name="P35" loext:marker-style-name="T6"><text:span text:style-name="T6">PERRIN Michel Aviron CD57 2003</text:span><text:span text:style-name="T6"/></text:p>
        <text:p text:style-name="P35" loext:marker-style-name="T6"><text:span text:style-name="T6">PERRON Bernard Handball 2001</text:span><text:span text:style-name="T6"/></text:p>
        <text:p text:style-name="P35" loext:marker-style-name="T6"><text:span text:style-name="T6">PERUSSEL Robert CROSL 1989</text:span><text:span text:style-name="T6"/></text:p>
        <text:p text:style-name="P35" loext:marker-style-name="T6"><text:span text:style-name="T6">PETIT Roland Gymnastique 2000</text:span><text:span text:style-name="T6"/></text:p>
        <text:p text:style-name="P35" loext:marker-style-name="T6"><text:span text:style-name="T6">PETITJEAN Pierre Gymnastique 1987</text:span><text:span text:style-name="T6"/></text:p>
        <text:p text:style-name="P35" loext:marker-style-name="T6"><text:span text:style-name="T6">PETITJEAN Raymond Tennis de Table 1995</text:span><text:span text:style-name="T6"/></text:p>
        <text:p text:style-name="P35" loext:marker-style-name="T6"><text:span text:style-name="T6">PETITOT Pierre Aéronautique 1993</text:span><text:span text:style-name="T6"/></text:p>
        <text:p text:style-name="P35" loext:marker-style-name="T6"><text:span text:style-name="T6">PILLER Yvon Athlétisme 2006 </text:span><text:span text:style-name="T6"/></text:p>
        <text:p text:style-name="P35" loext:marker-style-name="T6"><text:span text:style-name="T6">PLATINI Aldo Football 1998</text:span><text:span text:style-name="T6"/></text:p>
        <text:p text:style-name="P35" loext:marker-style-name="T6"><text:span text:style-name="T6">POETZ Ferdinand Volley-Ball 1988</text:span><text:span text:style-name="T6"/></text:p>
        <text:p text:style-name="P35" loext:marker-style-name="T6"><text:span text:style-name="T6">PREVEL Pierre Basket-Ball 2003</text:span><text:span text:style-name="T6"/></text:p>
        <text:p text:style-name="P35" loext:marker-style-name="T6"><text:span text:style-name="T6">PREVOT Daniel Spéléologie 2009</text:span><text:span text:style-name="T6"/></text:p>
        <text:p text:style-name="P35" loext:marker-style-name="T6"><text:span text:style-name="T6">PULS Armand Lutte 1998</text:span><text:span text:style-name="T6"/></text:p>
        <text:p text:style-name="P35" loext:marker-style-name="T6"><text:span text:style-name="T6">RACHEL Fernand Football 2009</text:span><text:span text:style-name="T6"/></text:p>
        <text:p text:style-name="P35" loext:marker-style-name="T6"><text:span text:style-name="T6">RAGNI Albert F.S.G.T. 1989</text:span><text:span text:style-name="T6"/></text:p>
        <text:p text:style-name="P35" loext:marker-style-name="T6"><text:span text:style-name="T6">REBOURG Jean Tennis de Table 1991</text:span><text:span text:style-name="T6"/></text:p>
        <text:p text:style-name="P35" loext:marker-style-name="T6"><text:span text:style-name="T6">REBY Jean-Claude CROSL 2012 </text:span><text:span text:style-name="T6"/></text:p>
        <text:p text:style-name="P35" loext:marker-style-name="T6"><text:span text:style-name="T6">REMY Patrick Volley Ball 2012</text:span><text:span text:style-name="T6"/></text:p>
        <text:p text:style-name="P35" loext:marker-style-name="T6"><text:span text:style-name="T6">RENAULT Christian Judo 1995</text:span><text:span text:style-name="T6"/></text:p>
        <text:p text:style-name="P35" loext:marker-style-name="T6"><text:span text:style-name="T6">RETTIEN Gérard Aviron 1994</text:span><text:span text:style-name="T6"/></text:p>
        <text:p text:style-name="P35" loext:marker-style-name="T6"><text:span text:style-name="T6">RICCO Angelo F.S.G.T. 1995</text:span><text:span text:style-name="T6"/></text:p>
        <text:p text:style-name="P35" loext:marker-style-name="T6"><text:span text:style-name="T6">RICHY Willy Football 1991</text:span><text:span text:style-name="T6"/></text:p>
        <text:p text:style-name="P35" loext:marker-style-name="T6"><text:span text:style-name="T6">RINGUEDE Jacques Gymnastique 1991</text:span><text:span text:style-name="T6"/></text:p>
        <text:p text:style-name="P35" loext:marker-style-name="T6"><text:span text:style-name="T6">ROCA Jean-Louis F.S.G.T. 2011</text:span><text:span text:style-name="T6"/></text:p>
        <text:p text:style-name="P35" loext:marker-style-name="T6"><text:span text:style-name="T6">ROEMER Albert Judo 2000</text:span><text:span text:style-name="T6"/></text:p>
        <text:p text:style-name="P35" loext:marker-style-name="T6"><text:span text:style-name="T6">ROLINGER Lucien Handball 1997</text:span><text:span text:style-name="T6"/></text:p>
        <text:p text:style-name="P35" loext:marker-style-name="T6"><text:span text:style-name="T6">ROMARY Luc Athlétisme 1996</text:span><text:span text:style-name="T6"/></text:p>
        <text:p text:style-name="P35" loext:marker-style-name="T6"><text:span text:style-name="T6">ROSE Robert Escrime 1989</text:span><text:span text:style-name="T6"/></text:p>
        <text:p text:style-name="P35" loext:marker-style-name="T6"><text:span text:style-name="T6">ROSSI Mario Motocyclisme 2010</text:span><text:span text:style-name="T6"/></text:p>
        <text:p text:style-name="P35" loext:marker-style-name="T6"><text:span text:style-name="T6">ROTA Primo CROSL 1992</text:span><text:span text:style-name="T6"/></text:p>
        <text:p text:style-name="P35" loext:marker-style-name="T6"><text:span text:style-name="T6">ROTH Albert Parachutisme 2013</text:span><text:span text:style-name="T6"/></text:p>
        <text:p text:style-name="P35" loext:marker-style-name="T6"><text:span text:style-name="T6">ROTH Nicole Parachutisme 2014</text:span><text:span text:style-name="T6"/></text:p>
        <text:p text:style-name="P35" loext:marker-style-name="T6"><text:span text:style-name="T6">ROUSSELLE Marcel Football 1993</text:span><text:span text:style-name="T6"/></text:p>
        <text:p text:style-name="P35" loext:marker-style-name="T6"><text:span text:style-name="T6">ROUSSELOT Gérard Football 2000</text:span><text:span text:style-name="T6"/></text:p>
        <text:p text:style-name="P35" loext:marker-style-name="T6"><text:span text:style-name="T6">ROZIER J. François Judo 2007</text:span><text:span text:style-name="T6"/></text:p>
        <text:p text:style-name="P35" loext:marker-style-name="T6"><text:span text:style-name="T6">SALVADOR Emile CROSL 2011</text:span><text:span text:style-name="T6"/></text:p>
        <text:p text:style-name="P35" loext:marker-style-name="T6"><text:span text:style-name="T6">SAND Emile Judo 1990</text:span><text:span text:style-name="T6"/></text:p>
        <text:p text:style-name="P35" loext:marker-style-name="T6"><text:span text:style-name="T6">SAVIN Jacques Gymnastique 1987</text:span><text:span text:style-name="T6"/></text:p>
        <text:p text:style-name="P35" loext:marker-style-name="T6"><text:span text:style-name="T6">SCHARFF Henri Handball 1990</text:span><text:span text:style-name="T6"/></text:p>
        <text:p text:style-name="P35" loext:marker-style-name="T6"><text:span text:style-name="T6">SCHERER Robert CROSL 2006</text:span><text:span text:style-name="T6"/></text:p>
        <text:p text:style-name="P35" loext:marker-style-name="T6"><text:span text:style-name="T6">SCHIAVO André CROSL 1991</text:span><text:span text:style-name="T6"/></text:p>
        <text:p text:style-name="P35" loext:marker-style-name="T6"><text:span text:style-name="T6">SCHLUCK Michel CROSL 2008</text:span><text:span text:style-name="T6"/></text:p>
        <text:p text:style-name="P35" loext:marker-style-name="T6"><text:span text:style-name="T6">SCHMITT Joseph Football 1988</text:span><text:span text:style-name="T6"/></text:p>
        <text:p text:style-name="P35" loext:marker-style-name="T6"><text:span text:style-name="T6">SCHMITT Paul Athlétisme 1994</text:span><text:span text:style-name="T6"/></text:p>
        <text:p text:style-name="P35" loext:marker-style-name="T6"><text:span text:style-name="T6">SCHNITZLER Robert CROSL 1993</text:span><text:span text:style-name="T6"/></text:p>
        <text:p text:style-name="P35" loext:marker-style-name="T6"><text:span text:style-name="T6">SCHULER Herbert Athlétisme 1991</text:span><text:span text:style-name="T6"/></text:p>
        <text:p text:style-name="P35" loext:marker-style-name="T6"><text:span text:style-name="T6">SCHWEITZER Alfred Football 1995</text:span><text:span text:style-name="T6"/></text:p>
        <text:p text:style-name="P35" loext:marker-style-name="T6"><text:span text:style-name="T6">SIATKA Stanislas Boules 1992</text:span><text:span text:style-name="T6"/></text:p>
        <text:p text:style-name="P35" loext:marker-style-name="T6"><text:span text:style-name="T6">SILLY Etienne Parachutisme 1996</text:span><text:span text:style-name="T6"/></text:p>
        <text:p text:style-name="P35" loext:marker-style-name="T6"><text:span text:style-name="T6">SIMONET Chantal Athlétisme 2012</text:span><text:span text:style-name="T6"/></text:p>
        <text:p text:style-name="P35" loext:marker-style-name="T6"><text:span text:style-name="T6">SONETJacques Football 1991</text:span><text:span text:style-name="T6"/></text:p>
        <text:p text:style-name="P35" loext:marker-style-name="T6"><text:span text:style-name="T6">SPAETHER Eugène Sport adapté 2002</text:span><text:span text:style-name="T6"/></text:p>
        <text:p text:style-name="P35" loext:marker-style-name="T6"><text:span text:style-name="T6">SPAHN Gabriel FSCF 2011</text:span><text:span text:style-name="T6"/></text:p>
        <text:p text:style-name="P35" loext:marker-style-name="T6"><text:span text:style-name="T6">STANISIERE Marc Karaté 2013</text:span><text:span text:style-name="T6"/></text:p>
        <text:p text:style-name="P35" loext:marker-style-name="T6"><text:span text:style-name="T6">STEMPEL Maurice Athlétisme 1998</text:span><text:span text:style-name="T6"/></text:p>
        <text:p text:style-name="P35" loext:marker-style-name="T6"><text:span text:style-name="T6">STEPHAN Robert Motocyclisme 1996</text:span><text:span text:style-name="T6"/></text:p>
        <text:p text:style-name="P35" loext:marker-style-name="T6"><text:span text:style-name="T6">STREULE Lucien Football 1991</text:span><text:span text:style-name="T6"/></text:p>
        <text:p text:style-name="P35" loext:marker-style-name="T6"><text:span text:style-name="T6">STRYJAK Jean-François Natation 2001</text:span><text:span text:style-name="T6"/></text:p>
        <text:p text:style-name="P35" loext:marker-style-name="T6"><text:span text:style-name="T6">SUSUNG Stéphane CROSL 1993</text:span><text:span text:style-name="T6"/></text:p>
        <text:p text:style-name="P35" loext:marker-style-name="T6"><text:span text:style-name="T6">TEXIER Jean Médaillés 2009</text:span><text:span text:style-name="T6"/></text:p>
        <text:p text:style-name="P35" loext:marker-style-name="T6"><text:span text:style-name="T6">THIERRY Georges Basket-Ball 1995</text:span><text:span text:style-name="T6"/></text:p>
        <text:p text:style-name="P35" loext:marker-style-name="T6"><text:span text:style-name="T6">THIL René Football 1986</text:span><text:span text:style-name="T6"/></text:p>
        <text:p text:style-name="P35" loext:marker-style-name="T6"><text:span text:style-name="T6">THIRIET Jean-Marie Football 2011</text:span><text:span text:style-name="T6"/></text:p>
        <text:p text:style-name="P35" loext:marker-style-name="T6"><text:span text:style-name="T6">THOMAS Albert Boules 1991</text:span><text:span text:style-name="T6"/></text:p>
        <text:p text:style-name="P35" loext:marker-style-name="T6"><text:span text:style-name="T6">TILLAND Maurice Athlétisme 1991</text:span><text:span text:style-name="T6"/></text:p>
        <text:p text:style-name="P35" loext:marker-style-name="T6"><text:span text:style-name="T6">TISSIER Michel Basket-Ball 1990</text:span><text:span text:style-name="T6"/></text:p>
        <text:p text:style-name="P35" loext:marker-style-name="T6"><text:span text:style-name="T6">TOLLARD André Aviron 1991</text:span><text:span text:style-name="T6"/></text:p>
        <text:p text:style-name="P35" loext:marker-style-name="T6"><text:span text:style-name="T6">TROGNON René Aïkido 2006</text:span><text:span text:style-name="T6"/></text:p>
        <text:p text:style-name="P35" loext:marker-style-name="T6"><text:span text:style-name="T6">URBAIN Jean Luc Parachutisme 2014</text:span><text:span text:style-name="T6"/></text:p>
        <text:p text:style-name="P35" loext:marker-style-name="T6"><text:span text:style-name="T6">URBING Guy Basket-Ball 2008</text:span><text:span text:style-name="T6"/></text:p>
        <text:p text:style-name="P35" loext:marker-style-name="T6"><text:span text:style-name="T6">VACKER André Aviron 1990</text:span><text:span text:style-name="T6"/></text:p>
        <text:p text:style-name="P35" loext:marker-style-name="T6"><text:span text:style-name="T6">VAGNER Roger Aviron 1991</text:span><text:span text:style-name="T6"/></text:p>
        <text:p text:style-name="P35" loext:marker-style-name="T6"><text:span text:style-name="T6">VAL Anne-Marie Canoë Kayak 1996</text:span><text:span text:style-name="T6"/></text:p>
        <text:p text:style-name="P35" loext:marker-style-name="T6"><text:span text:style-name="T6">VAUTRIN Xavier Natation 2010</text:span><text:span text:style-name="T6"/></text:p>
        <text:p text:style-name="P35" loext:marker-style-name="T6"><text:span text:style-name="T6">VAXELAIRE Pierre CROSL 2007</text:span><text:span text:style-name="T6"/></text:p>
        <text:p text:style-name="P35" loext:marker-style-name="T6"><text:soft-page-break/><text:span text:style-name="T6">VIARD Roger Football 1997</text:span><text:span text:style-name="T6"/></text:p>
        <text:p text:style-name="P35" loext:marker-style-name="T6"><text:span text:style-name="T6">VILLEMIN Thibaut CROSL 2012</text:span><text:span text:style-name="T6"/></text:p>
        <text:p text:style-name="P35" loext:marker-style-name="T6"><text:span text:style-name="T6">VILLETTE Charles Basket-Ball 1994</text:span><text:span text:style-name="T6"/></text:p>
        <text:p text:style-name="P35" loext:marker-style-name="T6"><text:span text:style-name="T6">VOINIER Roland Athlétisme 1995</text:span><text:span text:style-name="T6"/></text:p>
        <text:p text:style-name="P35" loext:marker-style-name="T6"><text:span text:style-name="T6">WEIL François Lutte 1996</text:span><text:span text:style-name="T6"/></text:p>
        <text:p text:style-name="P35" loext:marker-style-name="T6"><text:span text:style-name="T6">WEISSE Jean Aéronautique 1993</text:span><text:span text:style-name="T6"/></text:p>
        <text:p text:style-name="P35" loext:marker-style-name="T6"><text:span text:style-name="T6">WORMS Jean Montagne Escalade 1991</text:span><text:span text:style-name="T6"/></text:p>
        <text:p text:style-name="P35" loext:marker-style-name="T6"><text:span text:style-name="T6">ZIMMER René Handball 2001</text:span><text:span text:style-name="T6"/></text:p>
        <text:p text:style-name="P35" loext:marker-style-name="T6"><text:span text:style-name="T6">ZWICKEL Louis Athlétisme 1997 </text:span><text:span text:style-name="T6"/></text:p>
        <text:p text:style-name="P35" loext:marker-style-name="T8"><text:span text:style-name="T10">Nom-Prénom Discipline Année </text:span><text:span text:style-name="T8"/></text:p>
        <text:p text:style-name="P35" loext:marker-style-name="T8"><text:span text:style-name="T10">Nom-Prénom Discipline Année</text:span><text:span text:style-name="T8"/></text:p>
        <text:p text:style-name="P35" loext:marker-style-name="T8"><text:span text:style-name="T10">Nom-Prénom Discipline Année </text:span><text:span text:style-name="T8"/></text:p>
        <text:p text:style-name="P35" loext:marker-style-name="T8"><text:span text:style-name="T10">Nom-Prénom Discipline Année </text:span><text:span text:style-name="T8"/></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IDFont+F2" svg:font-family="CIDFont+F2" style:font-family-generic="roman" style:font-pitch="variable"/>
    <style:font-face style:name="CIDFont+F3" svg:font-family="CIDFont+F3"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text-align="start" style:justify-single-word="false"/>
      <style:text-properties fo:color="#000000" loext:opacity="100%" style:font-name="Liberation Serif" fo:font-family="'Liberation Serif'" style:font-family-generic="roman" style:font-pitch="variable" fo:font-size="12pt" style:font-size-asian="12pt"/>
    </style:style>
    <style:style style:name="Pa36" style:family="paragraph" style:parent-style-name="Default" style:next-style-name="Default">
      <style:paragraph-properties style:line-height-at-least="0.319cm"/>
    </style:style>
    <style:style style:name="Pa10" style:family="paragraph" style:parent-style-name="Default">
      <style:paragraph-properties style:line-height-at-least="0.319cm"/>
    </style:style>
    <style:style style:name="Pa22" style:family="paragraph" style:parent-style-name="Default">
      <style:paragraph-properties style:line-height-at-least="0.319cm"/>
    </style:style>
    <style:style style:name="Pa24" style:family="paragraph" style:parent-style-name="Default">
      <style:paragraph-properties style:line-height-at-least="0.425cm"/>
    </style:style>
    <style:style style:name="Pa20" style:family="paragraph" style:parent-style-name="Default">
      <style:paragraph-properties style:line-height-at-least="0.319cm"/>
    </style:style>
    <style:style style:name="Pa21" style:family="paragraph" style:parent-style-name="Default">
      <style:paragraph-properties style:line-height-at-least="0.284cm"/>
    </style:style>
    <style:style style:name="Pa16" style:family="paragraph" style:parent-style-name="Default">
      <style:paragraph-properties style:line-height-at-least="0.425cm"/>
    </style:style>
    <style:style style:name="Pa23" style:family="paragraph" style:parent-style-name="Default">
      <style:paragraph-properties style:line-height-at-least="0.284cm"/>
    </style:style>
    <style:style style:name="Pa1" style:family="paragraph" style:parent-style-name="Default">
      <style:paragraph-properties style:line-height-at-least="0.319cm"/>
    </style:style>
    <style:style style:name="Pa35" style:family="paragraph" style:parent-style-name="Default">
      <style:paragraph-properties style:line-height-at-least="0.284cm"/>
    </style:style>
    <style:style style:name="Pa25" style:family="paragraph" style:parent-style-name="Default">
      <style:paragraph-properties style:line-height-at-least="0.355cm"/>
    </style:style>
    <style:style style:name="Pa26" style:family="paragraph" style:parent-style-name="Default">
      <style:paragraph-properties style:line-height-at-least="0.319cm"/>
    </style:style>
    <style:style style:name="Pa27" style:family="paragraph" style:parent-style-name="Default">
      <style:paragraph-properties style:line-height-at-least="0.284cm"/>
    </style:style>
    <style:style style:name="Pa28" style:family="paragraph" style:parent-style-name="Default">
      <style:paragraph-properties style:line-height-at-least="0.425cm"/>
    </style:style>
    <style:style style:name="Pa30" style:family="paragraph" style:parent-style-name="Default">
      <style:paragraph-properties style:line-height-at-least="0.425cm"/>
    </style:style>
    <style:style style:name="Pa29" style:family="paragraph" style:parent-style-name="Default">
      <style:paragraph-properties style:line-height-at-least="0.425cm"/>
    </style:style>
    <style:style style:name="Pa31" style:family="paragraph" style:parent-style-name="Default">
      <style:paragraph-properties style:line-height-at-least="0.425cm"/>
    </style:style>
    <style:style style:name="Pa33" style:family="paragraph" style:parent-style-name="Default">
      <style:paragraph-properties style:line-height-at-least="0.425cm"/>
    </style:style>
    <style:style style:name="Pa69" style:family="paragraph" style:parent-style-name="Default" style:next-style-name="Default">
      <style:paragraph-properties style:line-height-at-least="0.319cm"/>
    </style:style>
    <style:style style:name="ListLabel_20_1" style:display-name="ListLabel 1" style:family="text"/>
    <style:style style:name="A7" style:family="text">
      <style:text-properties fo:color="#ffffff" loext:opacity="100%" fo:font-size="10pt" fo:font-weight="bold" style:font-size-asian="10pt" style:font-weight-asian="bold"/>
    </style:style>
    <style:style style:name="A15" style:family="text">
      <style:text-properties fo:color="#006078" loext:opacity="100%" fo:font-size="8pt" style:font-size-asian="8pt"/>
    </style:style>
    <style:style style:name="A2" style:family="text">
      <style:text-properties fo:font-size="9pt" style:font-size-asian="9pt"/>
    </style:style>
    <style:style style:name="A11" style:family="text">
      <style:text-properties fo:color="#006078" loext:opacity="100%"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4-27T11:24:00</meta:creation-date>
    <dc:date>2025-12-03T11:05:03.152668700</dc:date>
    <meta:editing-duration>PT24M26S</meta:editing-duration>
    <meta:editing-cycles>3</meta:editing-cycles>
    <meta:generator>LibreOffice/25.2.6.2$Windows_X86_64 LibreOffice_project/729c5bfe710f5eb71ed3bbde9e06a6065e9c6c5d</meta:generator>
    <meta:document-statistic meta:table-count="0" meta:image-count="0" meta:object-count="0" meta:page-count="10" meta:paragraph-count="686" meta:word-count="2888" meta:character-count="18535" meta:non-whitespace-character-count="15985"/>
  </office:meta>
</office:document-meta>
</file>